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4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306270" table:style-name="ce5">
            <text:p>9.306.270</text:p>
          </table:table-cell>
          <table:table-cell office:value-type="float" office:value="1936600" table:style-name="ce5">
            <text:p>1.936.6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3574120" table:style-name="ce6">
            <text:p>13.574.120</text:p>
          </table:table-cell>
          <table:table-cell office:value-type="float" office:value="12204444" table:style-name="ce6">
            <text:p>12.204.444</text:p>
          </table:table-cell>
          <table:table-cell office:value-type="percentage" office:value="0.89909651601724461" table:style-name="ce7">
            <text:p>89,9%</text:p>
          </table:table-cell>
          <table:table-cell office:value-type="float" office:value="6630781" table:style-name="ce5">
            <text:p>6.630.781</text:p>
          </table:table-cell>
          <table:table-cell office:value-type="float" office:value="6217730" table:style-name="ce5">
            <text:p>6.217.730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08445" table:style-name="ce5">
            <text:p>1.508.4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13445" table:style-name="ce6">
            <text:p>2.113.445</text:p>
          </table:table-cell>
          <table:table-cell office:value-type="float" office:value="1902426" table:style-name="ce6">
            <text:p>1.902.426</text:p>
          </table:table-cell>
          <table:table-cell office:value-type="percentage" office:value="0.90015401394405814" table:style-name="ce7">
            <text:p>90,0%</text:p>
          </table:table-cell>
          <table:table-cell office:value-type="float" office:value="1041436" table:style-name="ce5">
            <text:p>1.041.436</text:p>
          </table:table-cell>
          <table:table-cell office:value-type="float" office:value="980038" table:style-name="ce5">
            <text:p>980.038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00155" table:style-name="ce5">
            <text:p>1.200.155</text:p>
          </table:table-cell>
          <table:table-cell office:value-type="float" office:value="162000" table:style-name="ce5">
            <text:p>162.0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647755" table:style-name="ce6">
            <text:p>1.647.755</text:p>
          </table:table-cell>
          <table:table-cell office:value-type="float" office:value="1615726" table:style-name="ce6">
            <text:p>1.615.726</text:p>
          </table:table-cell>
          <table:table-cell office:value-type="percentage" office:value="0.98056203743881831" table:style-name="ce7">
            <text:p>98,1%</text:p>
          </table:table-cell>
          <table:table-cell office:value-type="float" office:value="863015" table:style-name="ce5">
            <text:p>863.015</text:p>
          </table:table-cell>
          <table:table-cell office:value-type="float" office:value="823587" table:style-name="ce5">
            <text:p>823.587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62790" table:style-name="ce5">
            <text:p>1.262.79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886690" table:style-name="ce6">
            <text:p>1.886.690</text:p>
          </table:table-cell>
          <table:table-cell office:value-type="float" office:value="1533749" table:style-name="ce6">
            <text:p>1.533.749</text:p>
          </table:table-cell>
          <table:table-cell office:value-type="percentage" office:value="0.81293111215939029" table:style-name="ce7">
            <text:p>81,3%</text:p>
          </table:table-cell>
          <table:table-cell office:value-type="float" office:value="829758" table:style-name="ce5">
            <text:p>829.758</text:p>
          </table:table-cell>
          <table:table-cell office:value-type="float" office:value="791347" table:style-name="ce5">
            <text:p>791.347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24760" table:style-name="ce5">
            <text:p>2.324.760</text:p>
          </table:table-cell>
          <table:table-cell office:value-type="float" office:value="574700" table:style-name="ce5">
            <text:p>57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536810" table:style-name="ce6">
            <text:p>3.536.810</text:p>
          </table:table-cell>
          <table:table-cell office:value-type="float" office:value="3039648" table:style-name="ce6">
            <text:p>3.039.648</text:p>
          </table:table-cell>
          <table:table-cell office:value-type="percentage" office:value="0.85943208710674313" table:style-name="ce7">
            <text:p>85,9%</text:p>
          </table:table-cell>
          <table:table-cell office:value-type="float" office:value="1639933" table:style-name="ce5">
            <text:p>1.639.933</text:p>
          </table:table-cell>
          <table:table-cell office:value-type="float" office:value="1560727" table:style-name="ce5">
            <text:p>1.560.727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66465" table:style-name="ce5">
            <text:p>666.46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31515" table:style-name="ce6">
            <text:p>931.515</text:p>
          </table:table-cell>
          <table:table-cell office:value-type="float" office:value="844496" table:style-name="ce6">
            <text:p>844.496</text:p>
          </table:table-cell>
          <table:table-cell office:value-type="percentage" office:value="0.90658336151323382" table:style-name="ce7">
            <text:p>90,7%</text:p>
          </table:table-cell>
          <table:table-cell office:value-type="float" office:value="463790" table:style-name="ce5">
            <text:p>463.790</text:p>
          </table:table-cell>
          <table:table-cell office:value-type="float" office:value="418094" table:style-name="ce5">
            <text:p>418.094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17075" table:style-name="ce5">
            <text:p>2.817.07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12850" table:style-name="ce5">
            <text:p>112.850</text:p>
          </table:table-cell>
          <table:table-cell office:value-type="float" office:value="3823525" table:style-name="ce6">
            <text:p>3.823.525</text:p>
          </table:table-cell>
          <table:table-cell office:value-type="float" office:value="3571921" table:style-name="ce6">
            <text:p>3.571.921</text:p>
          </table:table-cell>
          <table:table-cell office:value-type="percentage" office:value="0.93419580099515498" table:style-name="ce7">
            <text:p>93,4%</text:p>
          </table:table-cell>
          <table:table-cell office:value-type="float" office:value="1950474" table:style-name="ce5">
            <text:p>1.950.474</text:p>
          </table:table-cell>
          <table:table-cell office:value-type="float" office:value="1811957" table:style-name="ce5">
            <text:p>1.811.957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80195" table:style-name="ce5">
            <text:p>2.280.19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240070" table:style-name="ce6">
            <text:p>3.240.070</text:p>
          </table:table-cell>
          <table:table-cell office:value-type="float" office:value="2881494" table:style-name="ce6">
            <text:p>2.881.494</text:p>
          </table:table-cell>
          <table:table-cell office:value-type="percentage" office:value="0.8893307860632641" table:style-name="ce7">
            <text:p>88,9%</text:p>
          </table:table-cell>
          <table:table-cell office:value-type="float" office:value="1581402" table:style-name="ce5">
            <text:p>1.581.402</text:p>
          </table:table-cell>
          <table:table-cell office:value-type="float" office:value="1459369" table:style-name="ce5">
            <text:p>1.459.369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472665" table:style-name="ce6">
            <text:p>10.472.665</text:p>
          </table:table-cell>
          <table:table-cell office:value-type="percentage" office:value="0.88277021530908906" table:style-name="ce7">
            <text:p>88,3%</text:p>
          </table:table-cell>
          <table:table-cell office:value-type="float" office:value="5698303" table:style-name="ce5">
            <text:p>5.698.303</text:p>
          </table:table-cell>
          <table:table-cell office:value-type="float" office:value="5392839" table:style-name="ce5">
            <text:p>5.392.839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19150" table:style-name="ce5">
            <text:p>5.719.150</text:p>
          </table:table-cell>
          <table:table-cell office:value-type="float" office:value="1213700" table:style-name="ce5">
            <text:p>1.213.700</text:p>
          </table:table-cell>
          <table:table-cell office:value-type="float" office:value="863900" table:style-name="ce5">
            <text:p>863.900</text:p>
          </table:table-cell>
          <table:table-cell office:value-type="float" office:value="307250" table:style-name="ce5">
            <text:p>307.250</text:p>
          </table:table-cell>
          <table:table-cell office:value-type="float" office:value="8104000" table:style-name="ce6">
            <text:p>8.104.000</text:p>
          </table:table-cell>
          <table:table-cell office:value-type="float" office:value="7194163" table:style-name="ce6">
            <text:p>7.194.163</text:p>
          </table:table-cell>
          <table:table-cell office:value-type="percentage" office:value="0.88772988647581441" table:style-name="ce7">
            <text:p>88,8%</text:p>
          </table:table-cell>
          <table:table-cell office:value-type="float" office:value="3982172" table:style-name="ce5">
            <text:p>3.982.172</text:p>
          </table:table-cell>
          <table:table-cell office:value-type="float" office:value="3651240" table:style-name="ce5">
            <text:p>3.651.240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10445" table:style-name="ce5">
            <text:p>1.210.44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66395" table:style-name="ce6">
            <text:p>1.666.395</text:p>
          </table:table-cell>
          <table:table-cell office:value-type="float" office:value="1618410" table:style-name="ce6">
            <text:p>1.618.410</text:p>
          </table:table-cell>
          <table:table-cell office:value-type="percentage" office:value="0.97120430630192722" table:style-name="ce7">
            <text:p>97,1%</text:p>
          </table:table-cell>
          <table:table-cell office:value-type="float" office:value="883181" table:style-name="ce5">
            <text:p>883.181</text:p>
          </table:table-cell>
          <table:table-cell office:value-type="float" office:value="818483" table:style-name="ce5">
            <text:p>818.483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02379" table:style-name="ce5">
            <text:p>3.102.37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05879" table:style-name="ce6">
            <text:p>4.305.879</text:p>
          </table:table-cell>
          <table:table-cell office:value-type="float" office:value="4174964" table:style-name="ce6">
            <text:p>4.174.964</text:p>
          </table:table-cell>
          <table:table-cell office:value-type="percentage" office:value="0.96959621949432395" table:style-name="ce7">
            <text:p>97,0%</text:p>
          </table:table-cell>
          <table:table-cell office:value-type="float" office:value="2269705" table:style-name="ce5">
            <text:p>2.269.705</text:p>
          </table:table-cell>
          <table:table-cell office:value-type="float" office:value="2107096" table:style-name="ce5">
            <text:p>2.107.096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69785" table:style-name="ce5">
            <text:p>369.78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05885" table:style-name="ce6">
            <text:p>505.885</text:p>
          </table:table-cell>
          <table:table-cell office:value-type="float" office:value="452450" table:style-name="ce6">
            <text:p>452.450</text:p>
          </table:table-cell>
          <table:table-cell office:value-type="percentage" office:value="0.89437322711683487" table:style-name="ce7">
            <text:p>89,4%</text:p>
          </table:table-cell>
          <table:table-cell office:value-type="float" office:value="252413" table:style-name="ce5">
            <text:p>252.413</text:p>
          </table:table-cell>
          <table:table-cell office:value-type="float" office:value="232900" table:style-name="ce5">
            <text:p>232.900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02579" table:style-name="ce5">
            <text:p>7.602.5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81450" table:style-name="ce5">
            <text:p>381.450</text:p>
          </table:table-cell>
          <table:table-cell office:value-type="float" office:value="10850729" table:style-name="ce6">
            <text:p>10.850.729</text:p>
          </table:table-cell>
          <table:table-cell office:value-type="float" office:value="9252611" table:style-name="ce6">
            <text:p>9.252.611</text:p>
          </table:table-cell>
          <table:table-cell office:value-type="percentage" office:value="0.85271791416042186" table:style-name="ce7">
            <text:p>85,3%</text:p>
          </table:table-cell>
          <table:table-cell office:value-type="float" office:value="5160943" table:style-name="ce5">
            <text:p>5.160.943</text:p>
          </table:table-cell>
          <table:table-cell office:value-type="float" office:value="4755930" table:style-name="ce5">
            <text:p>4.755.930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20345" table:style-name="ce6">
            <text:p>2.120.345</text:p>
          </table:table-cell>
          <table:table-cell office:value-type="percentage" office:value="0.88081079565398912" table:style-name="ce7">
            <text:p>88,1%</text:p>
          </table:table-cell>
          <table:table-cell office:value-type="float" office:value="1156027" table:style-name="ce5">
            <text:p>1.156.027</text:p>
          </table:table-cell>
          <table:table-cell office:value-type="float" office:value="1082848" table:style-name="ce5">
            <text:p>1.082.848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32750" table:style-name="ce5">
            <text:p>32.750</text:p>
          </table:table-cell>
          <table:table-cell office:value-type="float" office:value="1055175" table:style-name="ce6">
            <text:p>1.055.175</text:p>
          </table:table-cell>
          <table:table-cell office:value-type="float" office:value="936563" table:style-name="ce6">
            <text:p>936.563</text:p>
          </table:table-cell>
          <table:table-cell office:value-type="percentage" office:value="0.88759021015471362" table:style-name="ce7">
            <text:p>88,8%</text:p>
          </table:table-cell>
          <table:table-cell office:value-type="float" office:value="511771" table:style-name="ce5">
            <text:p>511.771</text:p>
          </table:table-cell>
          <table:table-cell office:value-type="float" office:value="485045" table:style-name="ce5">
            <text:p>485.045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84900" table:style-name="ce5">
            <text:p>2.484.90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566050" table:style-name="ce6">
            <text:p>3.566.050</text:p>
          </table:table-cell>
          <table:table-cell office:value-type="float" office:value="3190412" table:style-name="ce6">
            <text:p>3.190.412</text:p>
          </table:table-cell>
          <table:table-cell office:value-type="percentage" office:value="0.89466272205942143" table:style-name="ce7">
            <text:p>89,5%</text:p>
          </table:table-cell>
          <table:table-cell office:value-type="float" office:value="1766058" table:style-name="ce5">
            <text:p>1.766.058</text:p>
          </table:table-cell>
          <table:table-cell office:value-type="float" office:value="1635087" table:style-name="ce5">
            <text:p>1.635.087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05423" table:style-name="ce6">
            <text:p>105.423</text:p>
          </table:table-cell>
          <table:table-cell office:value-type="percentage" office:value="0.75178635099479429" table:style-name="ce7">
            <text:p>75,2%</text:p>
          </table:table-cell>
          <table:table-cell office:value-type="float" office:value="58368" table:style-name="ce5">
            <text:p>58.368</text:p>
          </table:table-cell>
          <table:table-cell office:value-type="float" office:value="53822" table:style-name="ce5">
            <text:p>53.822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6891" table:style-name="ce6">
            <text:p>96.891</text:p>
          </table:table-cell>
          <table:table-cell office:value-type="percentage" office:value="0.68668320340184263" table:style-name="ce7">
            <text:p>68,7%</text:p>
          </table:table-cell>
          <table:table-cell office:value-type="float" office:value="54774" table:style-name="ce5">
            <text:p>54.774</text:p>
          </table:table-cell>
          <table:table-cell office:value-type="float" office:value="50972" table:style-name="ce5">
            <text:p>50.972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1631" table:style-name="ce6">
            <text:p>171.631</text:p>
          </table:table-cell>
          <table:table-cell office:value-type="percentage" office:value="0.80867233954334283" table:style-name="ce7">
            <text:p>80,9%</text:p>
          </table:table-cell>
          <table:table-cell office:value-type="float" office:value="91846" table:style-name="ce5">
            <text:p>91.846</text:p>
          </table:table-cell>
          <table:table-cell office:value-type="float" office:value="86005" table:style-name="ce5">
            <text:p>86.005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30" table:style-name="ce5">
            <text:p>4.630</text:p>
          </table:table-cell>
          <table:table-cell office:value-type="float" office:value="0" table:style-name="ce5">
            <text:p>0</text:p>
          </table:table-cell>
          <table:table-cell office:value-type="float" office:value="2785" table:style-name="ce5">
            <text:p>2.785</text:p>
          </table:table-cell>
          <table:table-cell office:value-type="float" office:value="7415" table:style-name="ce6">
            <text:p>7.415</text:p>
          </table:table-cell>
          <table:table-cell office:value-type="float" office:value="5090" table:style-name="ce6">
            <text:p>5.090</text:p>
          </table:table-cell>
          <table:table-cell office:value-type="percentage" office:value="0.68644639244774108" table:style-name="ce7">
            <text:p>68,6%</text:p>
          </table:table-cell>
          <table:table-cell office:value-type="float" office:value="3737" table:style-name="ce5">
            <text:p>3.737</text:p>
          </table:table-cell>
          <table:table-cell office:value-type="float" office:value="3428" table:style-name="ce5">
            <text:p>3.428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2886511" table:style-name="ce11">
            <text:p>52.886.511</text:p>
          </table:table-cell>
          <table:table-cell office:value-type="float" office:value="10669730" table:style-name="ce12">
            <text:p>10.669.730</text:p>
          </table:table-cell>
          <table:table-cell office:value-type="float" office:value="9467700" table:style-name="ce13">
            <text:p>9.467.700</text:p>
          </table:table-cell>
          <table:table-cell office:value-type="float" office:value="2555760" table:style-name="ce14">
            <text:p>2.555.760</text:p>
          </table:table-cell>
          <table:table-cell office:value-type="float" office:value="75579701" table:style-name="ce15">
            <text:p>75.579.701</text:p>
          </table:table-cell>
          <table:table-cell office:value-type="float" office:value="67385522" table:style-name="ce15">
            <text:p>67.385.522</text:p>
          </table:table-cell>
          <table:table-cell office:value-type="percentage" office:value="0.89158227815693525" table:style-name="ce16">
            <text:p>89,2%</text:p>
          </table:table-cell>
          <table:table-cell office:value-type="float" office:value="36889887" table:style-name="ce15">
            <text:p>36.889.887</text:p>
          </table:table-cell>
          <table:table-cell office:value-type="float" office:value="34418544" table:style-name="ce15">
            <text:p>34.418.544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32485" table:style-name="ce23">
            <text:p>4.432.485</text:p>
          </table:table-cell>
          <table:table-cell office:value-type="percentage" office:value="0.95730316257751591" table:style-name="ce24">
            <text:p>95,7%</text:p>
          </table:table-cell>
          <table:table-cell office:value-type="float" office:value="4357135" table:style-name="ce23">
            <text:p>4.357.135</text:p>
          </table:table-cell>
          <table:table-cell office:value-type="percentage" office:value="0.9410294936761624" table:style-name="ce24">
            <text:p>94,1%</text:p>
          </table:table-cell>
          <table:table-cell office:value-type="date" office:date-value="2021-09-06T00:00:00" table:style-name="ce25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42378" table:style-name="ce5">
            <text:p>742.378</text:p>
          </table:table-cell>
          <table:table-cell office:value-type="percentage" office:value="0.9428961894383352" table:style-name="ce26">
            <text:p>94,3%</text:p>
          </table:table-cell>
          <table:table-cell office:value-type="float" office:value="730034" table:style-name="ce5">
            <text:p>730.034</text:p>
          </table:table-cell>
          <table:table-cell office:value-type="percentage" office:value="0.92721804358483906" table:style-name="ce26">
            <text:p>92,7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52460" table:style-name="ce5">
            <text:p>652.460</text:p>
          </table:table-cell>
          <table:table-cell office:value-type="percentage" office:value="0.96465665727824479" table:style-name="ce26">
            <text:p>96,5%</text:p>
          </table:table-cell>
          <table:table-cell office:value-type="float" office:value="645691" table:style-name="ce5">
            <text:p>645.691</text:p>
          </table:table-cell>
          <table:table-cell office:value-type="percentage" office:value="0.95464874734795557" table:style-name="ce26">
            <text:p>95,5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51133" table:style-name="ce5">
            <text:p>551.133</text:p>
          </table:table-cell>
          <table:table-cell office:value-type="percentage" office:value="0.88998930978687396" table:style-name="ce26">
            <text:p>89,0%</text:p>
          </table:table-cell>
          <table:table-cell office:value-type="float" office:value="538088" table:style-name="ce5">
            <text:p>538.088</text:p>
          </table:table-cell>
          <table:table-cell office:value-type="percentage" office:value="0.86892377651964126" table:style-name="ce26">
            <text:p>86,9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8882" table:style-name="ce5">
            <text:p>1.098.882</text:p>
          </table:table-cell>
          <table:table-cell office:value-type="percentage" office:value="0.90198350974107255" table:style-name="ce26">
            <text:p>90,2%</text:p>
          </table:table-cell>
          <table:table-cell office:value-type="float" office:value="1076505" table:style-name="ce5">
            <text:p>1.076.505</text:p>
          </table:table-cell>
          <table:table-cell office:value-type="percentage" office:value="0.88361603716669612" table:style-name="ce26">
            <text:p>88,4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3743" table:style-name="ce5">
            <text:p>343.743</text:p>
          </table:table-cell>
          <table:table-cell office:value-type="percentage" office:value="0.95700556257760605" table:style-name="ce26">
            <text:p>95,7%</text:p>
          </table:table-cell>
          <table:table-cell office:value-type="float" office:value="338337" table:style-name="ce5">
            <text:p>338.337</text:p>
          </table:table-cell>
          <table:table-cell office:value-type="percentage" office:value="0.94195486461053601" table:style-name="ce26">
            <text:p>94,2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61549" table:style-name="ce5">
            <text:p>1.461.549</text:p>
          </table:table-cell>
          <table:table-cell office:value-type="percentage" office:value="0.95393774125037045" table:style-name="ce26">
            <text:p>95,4%</text:p>
          </table:table-cell>
          <table:table-cell office:value-type="float" office:value="1436121" table:style-name="ce5">
            <text:p>1.436.121</text:p>
          </table:table-cell>
          <table:table-cell office:value-type="percentage" office:value="0.93734115168374321" table:style-name="ce26">
            <text:p>93,7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83507" table:style-name="ce5">
            <text:p>1.083.507</text:p>
          </table:table-cell>
          <table:table-cell office:value-type="percentage" office:value="0.94150702715102774" table:style-name="ce26">
            <text:p>94,2%</text:p>
          </table:table-cell>
          <table:table-cell office:value-type="float" office:value="1049407" table:style-name="ce5">
            <text:p>1.049.407</text:p>
          </table:table-cell>
          <table:table-cell office:value-type="percentage" office:value="0.91187603295731223" table:style-name="ce26">
            <text:p>91,2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55488" table:style-name="ce5">
            <text:p>3.955.488</text:p>
          </table:table-cell>
          <table:table-cell office:value-type="percentage" office:value="0.91380159945220252" table:style-name="ce26">
            <text:p>91,4%</text:p>
          </table:table-cell>
          <table:table-cell office:value-type="float" office:value="3869167" table:style-name="ce5">
            <text:p>3.869.167</text:p>
          </table:table-cell>
          <table:table-cell office:value-type="percentage" office:value="0.89385961811732961" table:style-name="ce26">
            <text:p>89,4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53310" table:style-name="ce5">
            <text:p>2.753.310</text:p>
          </table:table-cell>
          <table:table-cell office:value-type="percentage" office:value="0.94973065249463362" table:style-name="ce26">
            <text:p>95,0%</text:p>
          </table:table-cell>
          <table:table-cell office:value-type="float" office:value="2698975" table:style-name="ce5">
            <text:p>2.698.975</text:p>
          </table:table-cell>
          <table:table-cell office:value-type="percentage" office:value="0.9309882606087595" table:style-name="ce26">
            <text:p>93,1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2350" table:style-name="ce5">
            <text:p>612.350</text:p>
          </table:table-cell>
          <table:table-cell office:value-type="percentage" office:value="0.98466283317896475" table:style-name="ce26">
            <text:p>98,5%</text:p>
          </table:table-cell>
          <table:table-cell office:value-type="float" office:value="603653" table:style-name="ce5">
            <text:p>603.653</text:p>
          </table:table-cell>
          <table:table-cell office:value-type="percentage" office:value="0.97067799989708758" table:style-name="ce26">
            <text:p>97,1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65375" table:style-name="ce5">
            <text:p>1.665.375</text:p>
          </table:table-cell>
          <table:table-cell office:value-type="percentage" office:value="0.96818442637961377" table:style-name="ce26">
            <text:p>96,8%</text:p>
          </table:table-cell>
          <table:table-cell office:value-type="float" office:value="1652431" table:style-name="ce5">
            <text:p>1.652.431</text:p>
          </table:table-cell>
          <table:table-cell office:value-type="percentage" office:value="0.96065928686745716" table:style-name="ce26">
            <text:p>96,1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1691" table:style-name="ce5">
            <text:p>181.691</text:p>
          </table:table-cell>
          <table:table-cell office:value-type="percentage" office:value="0.96305542745983541" table:style-name="ce26">
            <text:p>96,3%</text:p>
          </table:table-cell>
          <table:table-cell office:value-type="float" office:value="177892" table:style-name="ce5">
            <text:p>177.892</text:p>
          </table:table-cell>
          <table:table-cell office:value-type="percentage" office:value="0.9429187802460498" table:style-name="ce26">
            <text:p>94,3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508173" table:style-name="ce5">
            <text:p>3.508.173</text:p>
          </table:table-cell>
          <table:table-cell office:value-type="percentage" office:value="0.9399543978479642" table:style-name="ce26">
            <text:p>94,0%</text:p>
          </table:table-cell>
          <table:table-cell office:value-type="float" office:value="3437097" table:style-name="ce5">
            <text:p>3.437.097</text:p>
          </table:table-cell>
          <table:table-cell office:value-type="percentage" office:value="0.92091081055011947" table:style-name="ce26">
            <text:p>92,1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6007" table:style-name="ce5">
            <text:p>756.007</text:p>
          </table:table-cell>
          <table:table-cell office:value-type="percentage" office:value="0.96062857055726103" table:style-name="ce26">
            <text:p>96,1%</text:p>
          </table:table-cell>
          <table:table-cell office:value-type="float" office:value="734550" table:style-name="ce5">
            <text:p>734.550</text:p>
          </table:table-cell>
          <table:table-cell office:value-type="percentage" office:value="0.93336399861752084" table:style-name="ce26">
            <text:p>93,3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5450" table:style-name="ce5">
            <text:p>355.450</text:p>
          </table:table-cell>
          <table:table-cell office:value-type="percentage" office:value="0.94660956915882377" table:style-name="ce26">
            <text:p>94,7%</text:p>
          </table:table-cell>
          <table:table-cell office:value-type="float" office:value="349997" table:style-name="ce5">
            <text:p>349.997</text:p>
          </table:table-cell>
          <table:table-cell office:value-type="percentage" office:value="0.93208752110530546" table:style-name="ce26">
            <text:p>93,2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92107" table:style-name="ce5">
            <text:p>1.292.107</text:p>
          </table:table-cell>
          <table:table-cell office:value-type="percentage" office:value="0.95481060550079067" table:style-name="ce26">
            <text:p>95,5%</text:p>
          </table:table-cell>
          <table:table-cell office:value-type="float" office:value="1272829" table:style-name="ce5">
            <text:p>1.272.829</text:p>
          </table:table-cell>
          <table:table-cell office:value-type="percentage" office:value="0.94056500598554604" table:style-name="ce26">
            <text:p>94,1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5015" table:style-name="ce5">
            <text:p>35.015</text:p>
          </table:table-cell>
          <table:table-cell office:value-type="percentage" office:value="0.89832726153214637" table:style-name="ce26">
            <text:p>89,8%</text:p>
          </table:table-cell>
          <table:table-cell office:value-type="float" office:value="33880" table:style-name="ce5">
            <text:p>33.880</text:p>
          </table:table-cell>
          <table:table-cell office:value-type="percentage" office:value="0.86920827133254652" table:style-name="ce26">
            <text:p>86,9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698" table:style-name="ce5">
            <text:p>31.698</text:p>
          </table:table-cell>
          <table:table-cell office:value-type="percentage" office:value="0.85152451309603761" table:style-name="ce26">
            <text:p>85,2%</text:p>
          </table:table-cell>
          <table:table-cell office:value-type="float" office:value="30846" table:style-name="ce5">
            <text:p>30.846</text:p>
          </table:table-cell>
          <table:table-cell office:value-type="percentage" office:value="0.82863666890530563" table:style-name="ce26">
            <text:p>82,9%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966" table:style-name="ce5">
            <text:p>34.966</text:p>
          </table:table-cell>
          <table:table-cell office:value-type="string" table:style-name="ce26">
            <text:p>-</text:p>
          </table:table-cell>
          <table:table-cell office:value-type="float" office:value="33270" table:style-name="ce5">
            <text:p>33.270</text:p>
          </table:table-cell>
          <table:table-cell office:value-type="string" table:style-name="ce26">
            <text:p>-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618" table:style-name="ce5">
            <text:p>1.618</text:p>
          </table:table-cell>
          <table:table-cell office:value-type="string" table:style-name="ce26">
            <text:p>-</text:p>
          </table:table-cell>
          <table:table-cell office:value-type="float" office:value="1534" table:style-name="ce5">
            <text:p>1.534</text:p>
          </table:table-cell>
          <table:table-cell office:value-type="string" table:style-name="ce26">
            <text:p>-</text:p>
          </table:table-cell>
          <table:table-cell office:value-type="date" office:date-value="2021-09-06T00:00:00" table:style-name="ce8">
            <text:p>0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549385" table:style-name="ce15">
            <text:p>25.549.385</text:p>
          </table:table-cell>
          <table:table-cell office:value-type="percentage" office:value="0.94431151897808763" table:style-name="ce16">
            <text:p>94,4%</text:p>
          </table:table-cell>
          <table:table-cell office:value-type="float" office:value="25067439" table:style-name="ce15">
            <text:p>25.067.439</text:p>
          </table:table-cell>
          <table:table-cell office:value-type="percentage" office:value="0.92649867693412402" table:style-name="ce16">
            <text:p>92,6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465" table:style-name="ce35">
            <text:p>433.465</text:p>
          </table:table-cell>
          <table:table-cell office:value-type="percentage" office:value="1" table:style-name="ce36">
            <text:p>100,0%</text:p>
          </table:table-cell>
          <table:table-cell office:value-type="float" office:value="652703" table:style-name="ce35">
            <text:p>652.703</text:p>
          </table:table-cell>
          <table:table-cell office:value-type="percentage" office:value="1" table:style-name="ce36">
            <text:p>100,0%</text:p>
          </table:table-cell>
          <table:table-cell office:value-type="float" office:value="922241" table:style-name="ce35">
            <text:p>922.241</text:p>
          </table:table-cell>
          <table:table-cell office:value-type="percentage" office:value="1" table:style-name="ce36">
            <text:p>100,0%</text:p>
          </table:table-cell>
          <table:table-cell office:value-type="float" office:value="1200080" table:style-name="ce35">
            <text:p>1.200.080</text:p>
          </table:table-cell>
          <table:table-cell office:value-type="percentage" office:value="0.948664093323352" table:style-name="ce36">
            <text:p>94,9%</text:p>
          </table:table-cell>
          <table:table-cell office:value-type="float" office:value="1223996" table:style-name="ce35">
            <text:p>1.223.996</text:p>
          </table:table-cell>
          <table:table-cell office:value-type="percentage" office:value="0.883678888524699" table:style-name="ce36">
            <text:p>88,4%</text:p>
          </table:table-cell>
          <table:table-cell office:value-type="float" office:value="891138" table:style-name="ce35">
            <text:p>891.138</text:p>
          </table:table-cell>
          <table:table-cell office:value-type="percentage" office:value="0.78155123103760071" table:style-name="ce36">
            <text:p>78,2%</text:p>
          </table:table-cell>
          <table:table-cell office:value-type="float" office:value="710666" table:style-name="ce35">
            <text:p>710.666</text:p>
          </table:table-cell>
          <table:table-cell office:value-type="percentage" office:value="0.76524973295200027" table:style-name="ce36">
            <text:p>76,5%</text:p>
          </table:table-cell>
          <table:table-cell office:value-type="float" office:value="596492" table:style-name="ce35">
            <text:p>596.492</text:p>
          </table:table-cell>
          <table:table-cell office:value-type="percentage" office:value="0.7922518983088217" table:style-name="ce36">
            <text:p>79,2%</text:p>
          </table:table-cell>
          <table:table-cell office:value-type="float" office:value="6630781" table:style-name="ce35">
            <text:p>6.630.781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8980183105820942" table:style-name="ce36">
            <text:p>89,0%</text:p>
          </table:table-cell>
          <table:table-cell office:value-type="percentage" office:value="0.78337181405770584" table:style-name="ce36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79" table:style-name="ce38">
            <text:p>101.079</text:p>
          </table:table-cell>
          <table:table-cell office:value-type="percentage" office:value="1" table:style-name="ce39">
            <text:p>100,0%</text:p>
          </table:table-cell>
          <table:table-cell office:value-type="float" office:value="119006" table:style-name="ce38">
            <text:p>119.006</text:p>
          </table:table-cell>
          <table:table-cell office:value-type="percentage" office:value="1" table:style-name="ce39">
            <text:p>100,0%</text:p>
          </table:table-cell>
          <table:table-cell office:value-type="float" office:value="153614" table:style-name="ce38">
            <text:p>153.614</text:p>
          </table:table-cell>
          <table:table-cell office:value-type="percentage" office:value="0.98239398338524109" table:style-name="ce39">
            <text:p>98,2%</text:p>
          </table:table-cell>
          <table:table-cell office:value-type="float" office:value="184148" table:style-name="ce38">
            <text:p>184.148</text:p>
          </table:table-cell>
          <table:table-cell office:value-type="percentage" office:value="0.92879263212048457" table:style-name="ce39">
            <text:p>92,9%</text:p>
          </table:table-cell>
          <table:table-cell office:value-type="float" office:value="184531" table:style-name="ce38">
            <text:p>184.531</text:p>
          </table:table-cell>
          <table:table-cell office:value-type="percentage" office:value="0.8585113262585895" table:style-name="ce39">
            <text:p>85,9%</text:p>
          </table:table-cell>
          <table:table-cell office:value-type="float" office:value="120632" table:style-name="ce38">
            <text:p>120.632</text:p>
          </table:table-cell>
          <table:table-cell office:value-type="percentage" office:value="0.73428046212093545" table:style-name="ce39">
            <text:p>73,4%</text:p>
          </table:table-cell>
          <table:table-cell office:value-type="float" office:value="97602" table:style-name="ce38">
            <text:p>97.602</text:p>
          </table:table-cell>
          <table:table-cell office:value-type="percentage" office:value="0.74847585524650884" table:style-name="ce39">
            <text:p>74,8%</text:p>
          </table:table-cell>
          <table:table-cell office:value-type="float" office:value="80824" table:style-name="ce38">
            <text:p>80.824</text:p>
          </table:table-cell>
          <table:table-cell office:value-type="percentage" office:value="0.78386949732807032" table:style-name="ce39">
            <text:p>78,4%</text:p>
          </table:table-cell>
          <table:table-cell office:value-type="float" office:value="1041436" table:style-name="ce38">
            <text:p>1.041.436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787495759973134" table:style-name="ce39">
            <text:p>87,9%</text:p>
          </table:table-cell>
          <table:table-cell office:value-type="percentage" office:value="0.78339329813425851" table:style-name="ce39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825" table:style-name="ce38">
            <text:p>88.825</text:p>
          </table:table-cell>
          <table:table-cell office:value-type="percentage" office:value="1" table:style-name="ce39">
            <text:p>100,0%</text:p>
          </table:table-cell>
          <table:table-cell office:value-type="float" office:value="114190" table:style-name="ce38">
            <text:p>114.190</text:p>
          </table:table-cell>
          <table:table-cell office:value-type="percentage" office:value="1" table:style-name="ce39">
            <text:p>100,0%</text:p>
          </table:table-cell>
          <table:table-cell office:value-type="float" office:value="147586" table:style-name="ce38">
            <text:p>147.586</text:p>
          </table:table-cell>
          <table:table-cell office:value-type="percentage" office:value="0.98619463822735409" table:style-name="ce39">
            <text:p>98,6%</text:p>
          </table:table-cell>
          <table:table-cell office:value-type="float" office:value="152484" table:style-name="ce38">
            <text:p>152.484</text:p>
          </table:table-cell>
          <table:table-cell office:value-type="percentage" office:value="0.93752651480217652" table:style-name="ce39">
            <text:p>93,8%</text:p>
          </table:table-cell>
          <table:table-cell office:value-type="float" office:value="149375" table:style-name="ce38">
            <text:p>149.375</text:p>
          </table:table-cell>
          <table:table-cell office:value-type="percentage" office:value="0.89449857179642256" table:style-name="ce39">
            <text:p>89,4%</text:p>
          </table:table-cell>
          <table:table-cell office:value-type="float" office:value="89206" table:style-name="ce38">
            <text:p>89.206</text:p>
          </table:table-cell>
          <table:table-cell office:value-type="percentage" office:value="0.77942525622318726" table:style-name="ce39">
            <text:p>77,9%</text:p>
          </table:table-cell>
          <table:table-cell office:value-type="float" office:value="64127" table:style-name="ce38">
            <text:p>64.127</text:p>
          </table:table-cell>
          <table:table-cell office:value-type="percentage" office:value="0.81059523960005564" table:style-name="ce39">
            <text:p>81,1%</text:p>
          </table:table-cell>
          <table:table-cell office:value-type="float" office:value="57222" table:style-name="ce38">
            <text:p>57.222</text:p>
          </table:table-cell>
          <table:table-cell office:value-type="percentage" office:value="0.89409375000000002" table:style-name="ce39">
            <text:p>89,4%</text:p>
          </table:table-cell>
          <table:table-cell office:value-type="float" office:value="863015" table:style-name="ce38">
            <text:p>863.015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2407115331283918" table:style-name="ce39">
            <text:p>92,4%</text:p>
          </table:table-cell>
          <table:table-cell office:value-type="percentage" office:value="0.84710301692998713" table:style-name="ce3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356" table:style-name="ce38">
            <text:p>51.356</text:p>
          </table:table-cell>
          <table:table-cell office:value-type="percentage" office:value="1" table:style-name="ce39">
            <text:p>100,0%</text:p>
          </table:table-cell>
          <table:table-cell office:value-type="float" office:value="78966" table:style-name="ce38">
            <text:p>78.966</text:p>
          </table:table-cell>
          <table:table-cell office:value-type="percentage" office:value="0.98074916786725619" table:style-name="ce39">
            <text:p>98,1%</text:p>
          </table:table-cell>
          <table:table-cell office:value-type="float" office:value="109428" table:style-name="ce38">
            <text:p>109.428</text:p>
          </table:table-cell>
          <table:table-cell office:value-type="percentage" office:value="0.93343910740333191" table:style-name="ce39">
            <text:p>93,3%</text:p>
          </table:table-cell>
          <table:table-cell office:value-type="float" office:value="148327" table:style-name="ce38">
            <text:p>148.327</text:p>
          </table:table-cell>
          <table:table-cell office:value-type="percentage" office:value="0.89463018028070473" table:style-name="ce39">
            <text:p>89,5%</text:p>
          </table:table-cell>
          <table:table-cell office:value-type="float" office:value="163056" table:style-name="ce38">
            <text:p>163.056</text:p>
          </table:table-cell>
          <table:table-cell office:value-type="percentage" office:value="0.79087363948547817" table:style-name="ce39">
            <text:p>79,1%</text:p>
          </table:table-cell>
          <table:table-cell office:value-type="float" office:value="119220" table:style-name="ce38">
            <text:p>119.220</text:p>
          </table:table-cell>
          <table:table-cell office:value-type="percentage" office:value="0.65438258492647661" table:style-name="ce39">
            <text:p>65,4%</text:p>
          </table:table-cell>
          <table:table-cell office:value-type="float" office:value="89886" table:style-name="ce38">
            <text:p>89.886</text:p>
          </table:table-cell>
          <table:table-cell office:value-type="percentage" office:value="0.65162169607516207" table:style-name="ce39">
            <text:p>65,2%</text:p>
          </table:table-cell>
          <table:table-cell office:value-type="float" office:value="69519" table:style-name="ce38">
            <text:p>69.519</text:p>
          </table:table-cell>
          <table:table-cell office:value-type="percentage" office:value="0.72810012568077087" table:style-name="ce39">
            <text:p>72,8%</text:p>
          </table:table-cell>
          <table:table-cell office:value-type="float" office:value="829758" table:style-name="ce38">
            <text:p>829.75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80180158416492164" table:style-name="ce39">
            <text:p>80,2%</text:p>
          </table:table-cell>
          <table:table-cell office:value-type="percentage" office:value="0.70826081501063132" table:style-name="ce39">
            <text:p>70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713" table:style-name="ce38">
            <text:p>92.713</text:p>
          </table:table-cell>
          <table:table-cell office:value-type="percentage" office:value="1" table:style-name="ce39">
            <text:p>100,0%</text:p>
          </table:table-cell>
          <table:table-cell office:value-type="float" office:value="150859" table:style-name="ce38">
            <text:p>150.859</text:p>
          </table:table-cell>
          <table:table-cell office:value-type="percentage" office:value="0.97623777753331042" table:style-name="ce39">
            <text:p>97,6%</text:p>
          </table:table-cell>
          <table:table-cell office:value-type="float" office:value="223194" table:style-name="ce38">
            <text:p>223.194</text:p>
          </table:table-cell>
          <table:table-cell office:value-type="percentage" office:value="0.94939002603236178" table:style-name="ce39">
            <text:p>94,9%</text:p>
          </table:table-cell>
          <table:table-cell office:value-type="float" office:value="318378" table:style-name="ce38">
            <text:p>318.378</text:p>
          </table:table-cell>
          <table:table-cell office:value-type="percentage" office:value="0.90832268224768342" table:style-name="ce39">
            <text:p>90,8%</text:p>
          </table:table-cell>
          <table:table-cell office:value-type="float" office:value="313738" table:style-name="ce38">
            <text:p>313.738</text:p>
          </table:table-cell>
          <table:table-cell office:value-type="percentage" office:value="0.80876150998649221" table:style-name="ce39">
            <text:p>80,9%</text:p>
          </table:table-cell>
          <table:table-cell office:value-type="float" office:value="222786" table:style-name="ce38">
            <text:p>222.786</text:p>
          </table:table-cell>
          <table:table-cell office:value-type="percentage" office:value="0.71650575363260371" table:style-name="ce39">
            <text:p>71,7%</text:p>
          </table:table-cell>
          <table:table-cell office:value-type="float" office:value="179151" table:style-name="ce38">
            <text:p>179.151</text:p>
          </table:table-cell>
          <table:table-cell office:value-type="percentage" office:value="0.71162829496162827" table:style-name="ce39">
            <text:p>71,2%</text:p>
          </table:table-cell>
          <table:table-cell office:value-type="float" office:value="139114" table:style-name="ce38">
            <text:p>139.114</text:p>
          </table:table-cell>
          <table:table-cell office:value-type="percentage" office:value="0.77372814896800279" table:style-name="ce39">
            <text:p>77,4%</text:p>
          </table:table-cell>
          <table:table-cell office:value-type="float" office:value="1639933" table:style-name="ce38">
            <text:p>1.639.93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3637022930740612" table:style-name="ce39">
            <text:p>83,6%</text:p>
          </table:table-cell>
          <table:table-cell office:value-type="percentage" office:value="0.75366230505084675" table:style-name="ce39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68" table:style-name="ce38">
            <text:p>42.368</text:p>
          </table:table-cell>
          <table:table-cell office:value-type="percentage" office:value="1" table:style-name="ce39">
            <text:p>100,0%</text:p>
          </table:table-cell>
          <table:table-cell office:value-type="float" office:value="55953" table:style-name="ce38">
            <text:p>55.953</text:p>
          </table:table-cell>
          <table:table-cell office:value-type="percentage" office:value="1" table:style-name="ce39">
            <text:p>100,0%</text:p>
          </table:table-cell>
          <table:table-cell office:value-type="float" office:value="76116" table:style-name="ce38">
            <text:p>76.116</text:p>
          </table:table-cell>
          <table:table-cell office:value-type="percentage" office:value="0.98411015579546191" table:style-name="ce39">
            <text:p>98,4%</text:p>
          </table:table-cell>
          <table:table-cell office:value-type="float" office:value="83346" table:style-name="ce38">
            <text:p>83.346</text:p>
          </table:table-cell>
          <table:table-cell office:value-type="percentage" office:value="0.92643724156329199" table:style-name="ce39">
            <text:p>92,6%</text:p>
          </table:table-cell>
          <table:table-cell office:value-type="float" office:value="85960" table:style-name="ce38">
            <text:p>85.960</text:p>
          </table:table-cell>
          <table:table-cell office:value-type="percentage" office:value="0.87921529319109326" table:style-name="ce39">
            <text:p>87,9%</text:p>
          </table:table-cell>
          <table:table-cell office:value-type="float" office:value="51736" table:style-name="ce38">
            <text:p>51.736</text:p>
          </table:table-cell>
          <table:table-cell office:value-type="percentage" office:value="0.73412512593475521" table:style-name="ce39">
            <text:p>73,4%</text:p>
          </table:table-cell>
          <table:table-cell office:value-type="float" office:value="36139" table:style-name="ce38">
            <text:p>36.139</text:p>
          </table:table-cell>
          <table:table-cell office:value-type="percentage" office:value="0.71555291555291556" table:style-name="ce39">
            <text:p>71,6%</text:p>
          </table:table-cell>
          <table:table-cell office:value-type="float" office:value="32172" table:style-name="ce38">
            <text:p>32.172</text:p>
          </table:table-cell>
          <table:table-cell office:value-type="percentage" office:value="0.73179719309419289" table:style-name="ce39">
            <text:p>73,2%</text:p>
          </table:table-cell>
          <table:table-cell office:value-type="float" office:value="463790" table:style-name="ce38">
            <text:p>463.790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848809544251679" table:style-name="ce39">
            <text:p>88,5%</text:p>
          </table:table-cell>
          <table:table-cell office:value-type="percentage" office:value="0.79565280791895765" table:style-name="ce3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116" table:style-name="ce38">
            <text:p>229.116</text:p>
          </table:table-cell>
          <table:table-cell office:value-type="percentage" office:value="1" table:style-name="ce39">
            <text:p>100,0%</text:p>
          </table:table-cell>
          <table:table-cell office:value-type="float" office:value="250038" table:style-name="ce38">
            <text:p>250.038</text:p>
          </table:table-cell>
          <table:table-cell office:value-type="percentage" office:value="1" table:style-name="ce39">
            <text:p>100,0%</text:p>
          </table:table-cell>
          <table:table-cell office:value-type="float" office:value="318342" table:style-name="ce38">
            <text:p>318.342</text:p>
          </table:table-cell>
          <table:table-cell office:value-type="percentage" office:value="0.99926861806481992" table:style-name="ce39">
            <text:p>99,9%</text:p>
          </table:table-cell>
          <table:table-cell office:value-type="float" office:value="348812" table:style-name="ce38">
            <text:p>348.812</text:p>
          </table:table-cell>
          <table:table-cell office:value-type="percentage" office:value="0.91509674034236244" table:style-name="ce39">
            <text:p>91,5%</text:p>
          </table:table-cell>
          <table:table-cell office:value-type="float" office:value="315241" table:style-name="ce38">
            <text:p>315.241</text:p>
          </table:table-cell>
          <table:table-cell office:value-type="percentage" office:value="0.86770344476404127" table:style-name="ce39">
            <text:p>86,8%</text:p>
          </table:table-cell>
          <table:table-cell office:value-type="float" office:value="204603" table:style-name="ce38">
            <text:p>204.603</text:p>
          </table:table-cell>
          <table:table-cell office:value-type="percentage" office:value="0.76406269255329873" table:style-name="ce39">
            <text:p>76,4%</text:p>
          </table:table-cell>
          <table:table-cell office:value-type="float" office:value="159697" table:style-name="ce38">
            <text:p>159.697</text:p>
          </table:table-cell>
          <table:table-cell office:value-type="percentage" office:value="0.75683629849388168" table:style-name="ce39">
            <text:p>75,7%</text:p>
          </table:table-cell>
          <table:table-cell office:value-type="float" office:value="124625" table:style-name="ce38">
            <text:p>124.625</text:p>
          </table:table-cell>
          <table:table-cell office:value-type="percentage" office:value="0.75374073133263175" table:style-name="ce39">
            <text:p>75,4%</text:p>
          </table:table-cell>
          <table:table-cell office:value-type="float" office:value="1950474" table:style-name="ce38">
            <text:p>1.950.47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9625333083975067" table:style-name="ce39">
            <text:p>89,6%</text:p>
          </table:table-cell>
          <table:table-cell office:value-type="percentage" office:value="0.81442203866687712" table:style-name="ce3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95" table:style-name="ce38">
            <text:p>137.595</text:p>
          </table:table-cell>
          <table:table-cell office:value-type="percentage" office:value="1" table:style-name="ce39">
            <text:p>100,0%</text:p>
          </table:table-cell>
          <table:table-cell office:value-type="float" office:value="157781" table:style-name="ce38">
            <text:p>157.781</text:p>
          </table:table-cell>
          <table:table-cell office:value-type="percentage" office:value="0.99170338338539665" table:style-name="ce39">
            <text:p>99,2%</text:p>
          </table:table-cell>
          <table:table-cell office:value-type="float" office:value="220665" table:style-name="ce38">
            <text:p>220.665</text:p>
          </table:table-cell>
          <table:table-cell office:value-type="percentage" office:value="1" table:style-name="ce39">
            <text:p>100,0%</text:p>
          </table:table-cell>
          <table:table-cell office:value-type="float" office:value="284165" table:style-name="ce38">
            <text:p>284.165</text:p>
          </table:table-cell>
          <table:table-cell office:value-type="percentage" office:value="0.92417994132913572" table:style-name="ce39">
            <text:p>92,4%</text:p>
          </table:table-cell>
          <table:table-cell office:value-type="float" office:value="283301" table:style-name="ce38">
            <text:p>283.301</text:p>
          </table:table-cell>
          <table:table-cell office:value-type="percentage" office:value="0.85691686453622906" table:style-name="ce39">
            <text:p>85,7%</text:p>
          </table:table-cell>
          <table:table-cell office:value-type="float" office:value="199526" table:style-name="ce38">
            <text:p>199.526</text:p>
          </table:table-cell>
          <table:table-cell office:value-type="percentage" office:value="0.75037702001872875" table:style-name="ce39">
            <text:p>75,0%</text:p>
          </table:table-cell>
          <table:table-cell office:value-type="float" office:value="163686" table:style-name="ce38">
            <text:p>163.686</text:p>
          </table:table-cell>
          <table:table-cell office:value-type="percentage" office:value="0.75054679511575551" table:style-name="ce39">
            <text:p>75,1%</text:p>
          </table:table-cell>
          <table:table-cell office:value-type="float" office:value="134683" table:style-name="ce38">
            <text:p>134.683</text:p>
          </table:table-cell>
          <table:table-cell office:value-type="percentage" office:value="0.77416480813004396" table:style-name="ce39">
            <text:p>77,4%</text:p>
          </table:table-cell>
          <table:table-cell office:value-type="float" office:value="1581402" table:style-name="ce38">
            <text:p>1.581.402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7429013082822493" table:style-name="ce39">
            <text:p>87,4%</text:p>
          </table:table-cell>
          <table:table-cell office:value-type="percentage" office:value="0.77321815099688496" table:style-name="ce39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4481" table:style-name="ce38">
            <text:p>454.481</text:p>
          </table:table-cell>
          <table:table-cell office:value-type="percentage" office:value="1" table:style-name="ce39">
            <text:p>100,0%</text:p>
          </table:table-cell>
          <table:table-cell office:value-type="float" office:value="614837" table:style-name="ce38">
            <text:p>614.837</text:p>
          </table:table-cell>
          <table:table-cell office:value-type="percentage" office:value="0.96780220748883983" table:style-name="ce39">
            <text:p>96,8%</text:p>
          </table:table-cell>
          <table:table-cell office:value-type="float" office:value="788208" table:style-name="ce38">
            <text:p>788.208</text:p>
          </table:table-cell>
          <table:table-cell office:value-type="percentage" office:value="0.94104949473724431" table:style-name="ce39">
            <text:p>94,1%</text:p>
          </table:table-cell>
          <table:table-cell office:value-type="float" office:value="1003113" table:style-name="ce38">
            <text:p>1.003.113</text:p>
          </table:table-cell>
          <table:table-cell office:value-type="percentage" office:value="0.91878675190972536" table:style-name="ce39">
            <text:p>91,9%</text:p>
          </table:table-cell>
          <table:table-cell office:value-type="float" office:value="1094849" table:style-name="ce38">
            <text:p>1.094.849</text:p>
          </table:table-cell>
          <table:table-cell office:value-type="percentage" office:value="0.83147510356900112" table:style-name="ce39">
            <text:p>83,1%</text:p>
          </table:table-cell>
          <table:table-cell office:value-type="float" office:value="723167" table:style-name="ce38">
            <text:p>723.167</text:p>
          </table:table-cell>
          <table:table-cell office:value-type="percentage" office:value="0.69225636862802153" table:style-name="ce39">
            <text:p>69,2%</text:p>
          </table:table-cell>
          <table:table-cell office:value-type="float" office:value="564707" table:style-name="ce38">
            <text:p>564.707</text:p>
          </table:table-cell>
          <table:table-cell office:value-type="percentage" office:value="0.67312366273906798" table:style-name="ce39">
            <text:p>67,3%</text:p>
          </table:table-cell>
          <table:table-cell office:value-type="float" office:value="454941" table:style-name="ce38">
            <text:p>454.941</text:p>
          </table:table-cell>
          <table:table-cell office:value-type="percentage" office:value="0.69333217508984002" table:style-name="ce39">
            <text:p>69,3%</text:p>
          </table:table-cell>
          <table:table-cell office:value-type="float" office:value="5698303" table:style-name="ce38">
            <text:p>5.698.30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2964535929974548" table:style-name="ce39">
            <text:p>83,0%</text:p>
          </table:table-cell>
          <table:table-cell office:value-type="percentage" office:value="0.73238459997128713" table:style-name="ce39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805" table:style-name="ce38">
            <text:p>296.805</text:p>
          </table:table-cell>
          <table:table-cell office:value-type="percentage" office:value="1" table:style-name="ce39">
            <text:p>100,0%</text:p>
          </table:table-cell>
          <table:table-cell office:value-type="float" office:value="433608" table:style-name="ce38">
            <text:p>433.608</text:p>
          </table:table-cell>
          <table:table-cell office:value-type="percentage" office:value="0.9902846102196583" table:style-name="ce39">
            <text:p>99,0%</text:p>
          </table:table-cell>
          <table:table-cell office:value-type="float" office:value="566915" table:style-name="ce38">
            <text:p>566.915</text:p>
          </table:table-cell>
          <table:table-cell office:value-type="percentage" office:value="0.97621433786557565" table:style-name="ce39">
            <text:p>97,6%</text:p>
          </table:table-cell>
          <table:table-cell office:value-type="float" office:value="711167" table:style-name="ce38">
            <text:p>711.167</text:p>
          </table:table-cell>
          <table:table-cell office:value-type="percentage" office:value="0.94528095234297538" table:style-name="ce39">
            <text:p>94,5%</text:p>
          </table:table-cell>
          <table:table-cell office:value-type="float" office:value="744815" table:style-name="ce38">
            <text:p>744.815</text:p>
          </table:table-cell>
          <table:table-cell office:value-type="percentage" office:value="0.87461894719042543" table:style-name="ce39">
            <text:p>87,5%</text:p>
          </table:table-cell>
          <table:table-cell office:value-type="float" office:value="492032" table:style-name="ce38">
            <text:p>492.032</text:p>
          </table:table-cell>
          <table:table-cell office:value-type="percentage" office:value="0.75842030707859154" table:style-name="ce39">
            <text:p>75,8%</text:p>
          </table:table-cell>
          <table:table-cell office:value-type="float" office:value="401287" table:style-name="ce38">
            <text:p>401.287</text:p>
          </table:table-cell>
          <table:table-cell office:value-type="percentage" office:value="0.77749813030151549" table:style-name="ce39">
            <text:p>77,7%</text:p>
          </table:table-cell>
          <table:table-cell office:value-type="float" office:value="335543" table:style-name="ce38">
            <text:p>335.543</text:p>
          </table:table-cell>
          <table:table-cell office:value-type="percentage" office:value="0.79038515444101842" table:style-name="ce39">
            <text:p>79,0%</text:p>
          </table:table-cell>
          <table:table-cell office:value-type="float" office:value="3982172" table:style-name="ce38">
            <text:p>3.982.172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8720248976319049" table:style-name="ce39">
            <text:p>88,7%</text:p>
          </table:table-cell>
          <table:table-cell office:value-type="percentage" office:value="0.78740242178072206" table:style-name="ce3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92" table:style-name="ce38">
            <text:p>78.192</text:p>
          </table:table-cell>
          <table:table-cell office:value-type="percentage" office:value="1" table:style-name="ce39">
            <text:p>100,0%</text:p>
          </table:table-cell>
          <table:table-cell office:value-type="float" office:value="95806" table:style-name="ce38">
            <text:p>95.806</text:p>
          </table:table-cell>
          <table:table-cell office:value-type="percentage" office:value="1" table:style-name="ce39">
            <text:p>100,0%</text:p>
          </table:table-cell>
          <table:table-cell office:value-type="float" office:value="132340" table:style-name="ce38">
            <text:p>132.340</text:p>
          </table:table-cell>
          <table:table-cell office:value-type="percentage" office:value="1" table:style-name="ce39">
            <text:p>100,0%</text:p>
          </table:table-cell>
          <table:table-cell office:value-type="float" office:value="160825" table:style-name="ce38">
            <text:p>160.825</text:p>
          </table:table-cell>
          <table:table-cell office:value-type="percentage" office:value="0.9504124905446294" table:style-name="ce39">
            <text:p>95,0%</text:p>
          </table:table-cell>
          <table:table-cell office:value-type="float" office:value="145187" table:style-name="ce38">
            <text:p>145.187</text:p>
          </table:table-cell>
          <table:table-cell office:value-type="percentage" office:value="0.91029756605264145" table:style-name="ce39">
            <text:p>91,0%</text:p>
          </table:table-cell>
          <table:table-cell office:value-type="float" office:value="110988" table:style-name="ce38">
            <text:p>110.988</text:p>
          </table:table-cell>
          <table:table-cell office:value-type="percentage" office:value="0.83150158451891309" table:style-name="ce39">
            <text:p>83,2%</text:p>
          </table:table-cell>
          <table:table-cell office:value-type="float" office:value="88943" table:style-name="ce38">
            <text:p>88.943</text:p>
          </table:table-cell>
          <table:table-cell office:value-type="percentage" office:value="0.78488351570773029" table:style-name="ce39">
            <text:p>78,5%</text:p>
          </table:table-cell>
          <table:table-cell office:value-type="float" office:value="70900" table:style-name="ce38">
            <text:p>70.900</text:p>
          </table:table-cell>
          <table:table-cell office:value-type="percentage" office:value="0.83657817109144539" table:style-name="ce39">
            <text:p>83,7%</text:p>
          </table:table-cell>
          <table:table-cell office:value-type="float" office:value="883181" table:style-name="ce38">
            <text:p>883.18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2631290793203958" table:style-name="ce39">
            <text:p>92,6%</text:p>
          </table:table-cell>
          <table:table-cell office:value-type="percentage" office:value="0.83006747262889491" table:style-name="ce39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776" table:style-name="ce38">
            <text:p>241.776</text:p>
          </table:table-cell>
          <table:table-cell office:value-type="percentage" office:value="1" table:style-name="ce39">
            <text:p>100,0%</text:p>
          </table:table-cell>
          <table:table-cell office:value-type="float" office:value="290565" table:style-name="ce38">
            <text:p>290.565</text:p>
          </table:table-cell>
          <table:table-cell office:value-type="percentage" office:value="1" table:style-name="ce39">
            <text:p>100,0%</text:p>
          </table:table-cell>
          <table:table-cell office:value-type="float" office:value="343094" table:style-name="ce38">
            <text:p>343.094</text:p>
          </table:table-cell>
          <table:table-cell office:value-type="percentage" office:value="0.98895156617962854" table:style-name="ce39">
            <text:p>98,9%</text:p>
          </table:table-cell>
          <table:table-cell office:value-type="float" office:value="387717" table:style-name="ce38">
            <text:p>387.717</text:p>
          </table:table-cell>
          <table:table-cell office:value-type="percentage" office:value="0.95522913900105699" table:style-name="ce39">
            <text:p>95,5%</text:p>
          </table:table-cell>
          <table:table-cell office:value-type="float" office:value="402223" table:style-name="ce38">
            <text:p>402.223</text:p>
          </table:table-cell>
          <table:table-cell office:value-type="percentage" office:value="0.90749987026787993" table:style-name="ce39">
            <text:p>90,7%</text:p>
          </table:table-cell>
          <table:table-cell office:value-type="float" office:value="256380" table:style-name="ce38">
            <text:p>256.380</text:p>
          </table:table-cell>
          <table:table-cell office:value-type="percentage" office:value="0.79274476821847328" table:style-name="ce39">
            <text:p>79,3%</text:p>
          </table:table-cell>
          <table:table-cell office:value-type="float" office:value="189664" table:style-name="ce38">
            <text:p>189.664</text:p>
          </table:table-cell>
          <table:table-cell office:value-type="percentage" office:value="0.82112381537875412" table:style-name="ce39">
            <text:p>82,1%</text:p>
          </table:table-cell>
          <table:table-cell office:value-type="float" office:value="158286" table:style-name="ce38">
            <text:p>158.286</text:p>
          </table:table-cell>
          <table:table-cell office:value-type="percentage" office:value="0.8793324704039287" table:style-name="ce39">
            <text:p>87,9%</text:p>
          </table:table-cell>
          <table:table-cell office:value-type="float" office:value="2269705" table:style-name="ce38">
            <text:p>2.269.705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9247128841469352" table:style-name="ce39">
            <text:p>92,5%</text:p>
          </table:table-cell>
          <table:table-cell office:value-type="percentage" office:value="0.84006552622510977" table:style-name="ce39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44" table:style-name="ce38">
            <text:p>23.344</text:p>
          </table:table-cell>
          <table:table-cell office:value-type="percentage" office:value="1" table:style-name="ce39">
            <text:p>100,0%</text:p>
          </table:table-cell>
          <table:table-cell office:value-type="float" office:value="28620" table:style-name="ce38">
            <text:p>28.620</text:p>
          </table:table-cell>
          <table:table-cell office:value-type="percentage" office:value="1" table:style-name="ce39">
            <text:p>100,0%</text:p>
          </table:table-cell>
          <table:table-cell office:value-type="float" office:value="37852" table:style-name="ce38">
            <text:p>37.852</text:p>
          </table:table-cell>
          <table:table-cell office:value-type="percentage" office:value="1" table:style-name="ce39">
            <text:p>100,0%</text:p>
          </table:table-cell>
          <table:table-cell office:value-type="float" office:value="45052" table:style-name="ce38">
            <text:p>45.052</text:p>
          </table:table-cell>
          <table:table-cell office:value-type="percentage" office:value="0.94519973145350789" table:style-name="ce39">
            <text:p>94,5%</text:p>
          </table:table-cell>
          <table:table-cell office:value-type="float" office:value="46823" table:style-name="ce38">
            <text:p>46.823</text:p>
          </table:table-cell>
          <table:table-cell office:value-type="percentage" office:value="0.88433716735603529" table:style-name="ce39">
            <text:p>88,4%</text:p>
          </table:table-cell>
          <table:table-cell office:value-type="float" office:value="29726" table:style-name="ce38">
            <text:p>29.726</text:p>
          </table:table-cell>
          <table:table-cell office:value-type="percentage" office:value="0.75602126198529973" table:style-name="ce39">
            <text:p>75,6%</text:p>
          </table:table-cell>
          <table:table-cell office:value-type="float" office:value="21822" table:style-name="ce38">
            <text:p>21.822</text:p>
          </table:table-cell>
          <table:table-cell office:value-type="percentage" office:value="0.71646201326416703" table:style-name="ce39">
            <text:p>71,6%</text:p>
          </table:table-cell>
          <table:table-cell office:value-type="float" office:value="19174" table:style-name="ce38">
            <text:p>19.174</text:p>
          </table:table-cell>
          <table:table-cell office:value-type="percentage" office:value="0.7509791634027887" table:style-name="ce39">
            <text:p>75,1%</text:p>
          </table:table-cell>
          <table:table-cell office:value-type="float" office:value="252413" table:style-name="ce38">
            <text:p>252.41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8887206395041729" table:style-name="ce39">
            <text:p>88,9%</text:p>
          </table:table-cell>
          <table:table-cell office:value-type="percentage" office:value="0.78900266946741937" table:style-name="ce39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404" table:style-name="ce38">
            <text:p>373.404</text:p>
          </table:table-cell>
          <table:table-cell office:value-type="percentage" office:value="1" table:style-name="ce39">
            <text:p>100,0%</text:p>
          </table:table-cell>
          <table:table-cell office:value-type="float" office:value="509821" table:style-name="ce38">
            <text:p>509.821</text:p>
          </table:table-cell>
          <table:table-cell office:value-type="percentage" office:value="0.96909221203578921" table:style-name="ce39">
            <text:p>96,9%</text:p>
          </table:table-cell>
          <table:table-cell office:value-type="float" office:value="684433" table:style-name="ce38">
            <text:p>684.433</text:p>
          </table:table-cell>
          <table:table-cell office:value-type="percentage" office:value="0.97314178549542674" table:style-name="ce39">
            <text:p>97,3%</text:p>
          </table:table-cell>
          <table:table-cell office:value-type="float" office:value="930723" table:style-name="ce38">
            <text:p>930.723</text:p>
          </table:table-cell>
          <table:table-cell office:value-type="percentage" office:value="0.95676322468628672" table:style-name="ce39">
            <text:p>95,7%</text:p>
          </table:table-cell>
          <table:table-cell office:value-type="float" office:value="1009792" table:style-name="ce38">
            <text:p>1.009.792</text:p>
          </table:table-cell>
          <table:table-cell office:value-type="percentage" office:value="0.86605241468269789" table:style-name="ce39">
            <text:p>86,6%</text:p>
          </table:table-cell>
          <table:table-cell office:value-type="float" office:value="711068" table:style-name="ce38">
            <text:p>711.068</text:p>
          </table:table-cell>
          <table:table-cell office:value-type="percentage" office:value="0.74877637841708433" table:style-name="ce39">
            <text:p>74,9%</text:p>
          </table:table-cell>
          <table:table-cell office:value-type="float" office:value="550319" table:style-name="ce38">
            <text:p>550.319</text:p>
          </table:table-cell>
          <table:table-cell office:value-type="percentage" office:value="0.74119532644196773" table:style-name="ce39">
            <text:p>74,1%</text:p>
          </table:table-cell>
          <table:table-cell office:value-type="float" office:value="391383" table:style-name="ce38">
            <text:p>391.383</text:p>
          </table:table-cell>
          <table:table-cell office:value-type="percentage" office:value="0.70705203941164352" table:style-name="ce39">
            <text:p>70,7%</text:p>
          </table:table-cell>
          <table:table-cell office:value-type="float" office:value="5160943" table:style-name="ce38">
            <text:p>5.160.94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6333178151593104" table:style-name="ce39">
            <text:p>86,3%</text:p>
          </table:table-cell>
          <table:table-cell office:value-type="percentage" office:value="0.76121360706843533" table:style-name="ce39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80" table:style-name="ce38">
            <text:p>73.780</text:p>
          </table:table-cell>
          <table:table-cell office:value-type="percentage" office:value="1" table:style-name="ce39">
            <text:p>100,0%</text:p>
          </table:table-cell>
          <table:table-cell office:value-type="float" office:value="102708" table:style-name="ce38">
            <text:p>102.708</text:p>
          </table:table-cell>
          <table:table-cell office:value-type="percentage" office:value="0.99814381092138893" table:style-name="ce39">
            <text:p>99,8%</text:p>
          </table:table-cell>
          <table:table-cell office:value-type="float" office:value="147101" table:style-name="ce38">
            <text:p>147.101</text:p>
          </table:table-cell>
          <table:table-cell office:value-type="percentage" office:value="1" table:style-name="ce39">
            <text:p>100,0%</text:p>
          </table:table-cell>
          <table:table-cell office:value-type="float" office:value="205337" table:style-name="ce38">
            <text:p>205.337</text:p>
          </table:table-cell>
          <table:table-cell office:value-type="percentage" office:value="0.96286622650710885" table:style-name="ce39">
            <text:p>96,3%</text:p>
          </table:table-cell>
          <table:table-cell office:value-type="float" office:value="227081" table:style-name="ce38">
            <text:p>227.081</text:p>
          </table:table-cell>
          <table:table-cell office:value-type="percentage" office:value="0.89346742367906451" table:style-name="ce39">
            <text:p>89,3%</text:p>
          </table:table-cell>
          <table:table-cell office:value-type="float" office:value="159196" table:style-name="ce38">
            <text:p>159.196</text:p>
          </table:table-cell>
          <table:table-cell office:value-type="percentage" office:value="0.76169241589833636" table:style-name="ce39">
            <text:p>76,2%</text:p>
          </table:table-cell>
          <table:table-cell office:value-type="float" office:value="131807" table:style-name="ce38">
            <text:p>131.807</text:p>
          </table:table-cell>
          <table:table-cell office:value-type="percentage" office:value="0.76521643212112767" table:style-name="ce39">
            <text:p>76,5%</text:p>
          </table:table-cell>
          <table:table-cell office:value-type="float" office:value="109017" table:style-name="ce38">
            <text:p>109.017</text:p>
          </table:table-cell>
          <table:table-cell office:value-type="percentage" office:value="0.76829887098820249" table:style-name="ce39">
            <text:p>76,8%</text:p>
          </table:table-cell>
          <table:table-cell office:value-type="float" office:value="1156027" table:style-name="ce38">
            <text:p>1.156.02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8237108027633748" table:style-name="ce39">
            <text:p>88,2%</text:p>
          </table:table-cell>
          <table:table-cell office:value-type="percentage" office:value="0.76494705379847561" table:style-name="ce39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65" table:style-name="ce38">
            <text:p>42.465</text:p>
          </table:table-cell>
          <table:table-cell office:value-type="percentage" office:value="1" table:style-name="ce39">
            <text:p>100,0%</text:p>
          </table:table-cell>
          <table:table-cell office:value-type="float" office:value="55816" table:style-name="ce38">
            <text:p>55.816</text:p>
          </table:table-cell>
          <table:table-cell office:value-type="percentage" office:value="1" table:style-name="ce39">
            <text:p>100,0%</text:p>
          </table:table-cell>
          <table:table-cell office:value-type="float" office:value="71872" table:style-name="ce38">
            <text:p>71.872</text:p>
          </table:table-cell>
          <table:table-cell office:value-type="percentage" office:value="0.97329505443908781" table:style-name="ce39">
            <text:p>97,3%</text:p>
          </table:table-cell>
          <table:table-cell office:value-type="float" office:value="91202" table:style-name="ce38">
            <text:p>91.202</text:p>
          </table:table-cell>
          <table:table-cell office:value-type="percentage" office:value="0.94320226694520859" table:style-name="ce39">
            <text:p>94,3%</text:p>
          </table:table-cell>
          <table:table-cell office:value-type="float" office:value="94095" table:style-name="ce38">
            <text:p>94.095</text:p>
          </table:table-cell>
          <table:table-cell office:value-type="percentage" office:value="0.8712338660395178" table:style-name="ce39">
            <text:p>87,1%</text:p>
          </table:table-cell>
          <table:table-cell office:value-type="float" office:value="61673" table:style-name="ce38">
            <text:p>61.673</text:p>
          </table:table-cell>
          <table:table-cell office:value-type="percentage" office:value="0.75820312019768632" table:style-name="ce39">
            <text:p>75,8%</text:p>
          </table:table-cell>
          <table:table-cell office:value-type="float" office:value="51773" table:style-name="ce38">
            <text:p>51.773</text:p>
          </table:table-cell>
          <table:table-cell office:value-type="percentage" office:value="0.7599483317920942" table:style-name="ce39">
            <text:p>76,0%</text:p>
          </table:table-cell>
          <table:table-cell office:value-type="float" office:value="42875" table:style-name="ce38">
            <text:p>42.875</text:p>
          </table:table-cell>
          <table:table-cell office:value-type="percentage" office:value="0.76035681350641982" table:style-name="ce39">
            <text:p>76,0%</text:p>
          </table:table-cell>
          <table:table-cell office:value-type="float" office:value="511771" table:style-name="ce38">
            <text:p>511.77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8030872755670386" table:style-name="ce39">
            <text:p>88,0%</text:p>
          </table:table-cell>
          <table:table-cell office:value-type="percentage" office:value="0.77400683911149026" table:style-name="ce39">
            <text:p>77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4000" table:style-name="ce38">
            <text:p>164.000</text:p>
          </table:table-cell>
          <table:table-cell office:value-type="percentage" office:value="1" table:style-name="ce39">
            <text:p>100,0%</text:p>
          </table:table-cell>
          <table:table-cell office:value-type="float" office:value="213477" table:style-name="ce38">
            <text:p>213.477</text:p>
          </table:table-cell>
          <table:table-cell office:value-type="percentage" office:value="1" table:style-name="ce39">
            <text:p>100,0%</text:p>
          </table:table-cell>
          <table:table-cell office:value-type="float" office:value="277583" table:style-name="ce38">
            <text:p>277.583</text:p>
          </table:table-cell>
          <table:table-cell office:value-type="percentage" office:value="0.99094670479332003" table:style-name="ce39">
            <text:p>99,1%</text:p>
          </table:table-cell>
          <table:table-cell office:value-type="float" office:value="321186" table:style-name="ce38">
            <text:p>321.186</text:p>
          </table:table-cell>
          <table:table-cell office:value-type="percentage" office:value="0.94472861399447605" table:style-name="ce39">
            <text:p>94,5%</text:p>
          </table:table-cell>
          <table:table-cell office:value-type="float" office:value="315861" table:style-name="ce38">
            <text:p>315.861</text:p>
          </table:table-cell>
          <table:table-cell office:value-type="percentage" office:value="0.87222374100123434" table:style-name="ce39">
            <text:p>87,2%</text:p>
          </table:table-cell>
          <table:table-cell office:value-type="float" office:value="194721" table:style-name="ce38">
            <text:p>194.721</text:p>
          </table:table-cell>
          <table:table-cell office:value-type="percentage" office:value="0.74736607776835307" table:style-name="ce39">
            <text:p>74,7%</text:p>
          </table:table-cell>
          <table:table-cell office:value-type="float" office:value="148434" table:style-name="ce38">
            <text:p>148.434</text:p>
          </table:table-cell>
          <table:table-cell office:value-type="percentage" office:value="0.73652088481348066" table:style-name="ce39">
            <text:p>73,7%</text:p>
          </table:table-cell>
          <table:table-cell office:value-type="float" office:value="130796" table:style-name="ce38">
            <text:p>130.796</text:p>
          </table:table-cell>
          <table:table-cell office:value-type="percentage" office:value="0.77574938021185491" table:style-name="ce39">
            <text:p>77,6%</text:p>
          </table:table-cell>
          <table:table-cell office:value-type="float" office:value="1766058" table:style-name="ce38">
            <text:p>1.766.05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9017577621937727" table:style-name="ce39">
            <text:p>89,0%</text:p>
          </table:table-cell>
          <table:table-cell office:value-type="percentage" office:value="0.79534105770581809" table:style-name="ce39">
            <text:p>79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9" table:style-name="ce38">
            <text:p>2.389</text:p>
          </table:table-cell>
          <table:table-cell office:value-type="percentage" office:value="0.9170825335892514" table:style-name="ce39">
            <text:p>91,7%</text:p>
          </table:table-cell>
          <table:table-cell office:value-type="float" office:value="3876" table:style-name="ce38">
            <text:p>3.876</text:p>
          </table:table-cell>
          <table:table-cell office:value-type="percentage" office:value="0.89763779527559051" table:style-name="ce39">
            <text:p>89,8%</text:p>
          </table:table-cell>
          <table:table-cell office:value-type="float" office:value="7570" table:style-name="ce38">
            <text:p>7.570</text:p>
          </table:table-cell>
          <table:table-cell office:value-type="percentage" office:value="0.96347206312842049" table:style-name="ce39">
            <text:p>96,3%</text:p>
          </table:table-cell>
          <table:table-cell office:value-type="float" office:value="10370" table:style-name="ce38">
            <text:p>10.370</text:p>
          </table:table-cell>
          <table:table-cell office:value-type="percentage" office:value="0.89736933194877122" table:style-name="ce39">
            <text:p>89,7%</text:p>
          </table:table-cell>
          <table:table-cell office:value-type="float" office:value="10810" table:style-name="ce38">
            <text:p>10.810</text:p>
          </table:table-cell>
          <table:table-cell office:value-type="percentage" office:value="0.85508622053472549" table:style-name="ce39">
            <text:p>85,5%</text:p>
          </table:table-cell>
          <table:table-cell office:value-type="float" office:value="8635" table:style-name="ce38">
            <text:p>8.635</text:p>
          </table:table-cell>
          <table:table-cell office:value-type="percentage" office:value="0.72599630065579279" table:style-name="ce39">
            <text:p>72,6%</text:p>
          </table:table-cell>
          <table:table-cell office:value-type="float" office:value="8086" table:style-name="ce38">
            <text:p>8.086</text:p>
          </table:table-cell>
          <table:table-cell office:value-type="percentage" office:value="0.73730281754353966" table:style-name="ce39">
            <text:p>73,7%</text:p>
          </table:table-cell>
          <table:table-cell office:value-type="float" office:value="6632" table:style-name="ce38">
            <text:p>6.632</text:p>
          </table:table-cell>
          <table:table-cell office:value-type="percentage" office:value="0.72671488056103439" table:style-name="ce39">
            <text:p>72,7%</text:p>
          </table:table-cell>
          <table:table-cell office:value-type="float" office:value="58368" table:style-name="ce38">
            <text:p>58.368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2248995983935747" table:style-name="ce39">
            <text:p>82,2%</text:p>
          </table:table-cell>
          <table:table-cell office:value-type="percentage" office:value="0.69319018550628253" table:style-name="ce39">
            <text:p>69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2003" table:style-name="ce38">
            <text:p>2.003</text:p>
          </table:table-cell>
          <table:table-cell office:value-type="percentage" office:value="0.85270327799063428" table:style-name="ce39">
            <text:p>85,3%</text:p>
          </table:table-cell>
          <table:table-cell office:value-type="float" office:value="3294" table:style-name="ce38">
            <text:p>3.294</text:p>
          </table:table-cell>
          <table:table-cell office:value-type="percentage" office:value="0.87886872998932764" table:style-name="ce39">
            <text:p>87,9%</text:p>
          </table:table-cell>
          <table:table-cell office:value-type="float" office:value="7068" table:style-name="ce38">
            <text:p>7.068</text:p>
          </table:table-cell>
          <table:table-cell office:value-type="percentage" office:value="0.90302798006899199" table:style-name="ce39">
            <text:p>90,3%</text:p>
          </table:table-cell>
          <table:table-cell office:value-type="float" office:value="9520" table:style-name="ce38">
            <text:p>9.520</text:p>
          </table:table-cell>
          <table:table-cell office:value-type="percentage" office:value="0.84255243826887338" table:style-name="ce39">
            <text:p>84,3%</text:p>
          </table:table-cell>
          <table:table-cell office:value-type="float" office:value="9813" table:style-name="ce38">
            <text:p>9.813</text:p>
          </table:table-cell>
          <table:table-cell office:value-type="percentage" office:value="0.81761373104482582" table:style-name="ce39">
            <text:p>81,8%</text:p>
          </table:table-cell>
          <table:table-cell office:value-type="float" office:value="8226" table:style-name="ce38">
            <text:p>8.226</text:p>
          </table:table-cell>
          <table:table-cell office:value-type="percentage" office:value="0.6779856589466744" table:style-name="ce39">
            <text:p>67,8%</text:p>
          </table:table-cell>
          <table:table-cell office:value-type="float" office:value="7999" table:style-name="ce38">
            <text:p>7.999</text:p>
          </table:table-cell>
          <table:table-cell office:value-type="percentage" office:value="0.66686119216340145" table:style-name="ce39">
            <text:p>66,7%</text:p>
          </table:table-cell>
          <table:table-cell office:value-type="float" office:value="6851" table:style-name="ce38">
            <text:p>6.851</text:p>
          </table:table-cell>
          <table:table-cell office:value-type="percentage" office:value="0.71558387298934611" table:style-name="ce39">
            <text:p>71,6%</text:p>
          </table:table-cell>
          <table:table-cell office:value-type="float" office:value="54774" table:style-name="ce38">
            <text:p>54.774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7225880130274793" table:style-name="ce39">
            <text:p>77,2%</text:p>
          </table:table-cell>
          <table:table-cell office:value-type="percentage" office:value="0.62903670356929575" table:style-name="ce39">
            <text:p>62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6" table:style-name="ce38">
            <text:p>3.516</text:p>
          </table:table-cell>
          <table:table-cell office:value-type="string" table:style-name="ce39">
            <text:p>-</text:p>
          </table:table-cell>
          <table:table-cell office:value-type="float" office:value="9496" table:style-name="ce38">
            <text:p>9.496</text:p>
          </table:table-cell>
          <table:table-cell office:value-type="string" table:style-name="ce39">
            <text:p>-</text:p>
          </table:table-cell>
          <table:table-cell office:value-type="float" office:value="21904" table:style-name="ce38">
            <text:p>21.904</text:p>
          </table:table-cell>
          <table:table-cell office:value-type="string" table:style-name="ce39">
            <text:p>-</text:p>
          </table:table-cell>
          <table:table-cell office:value-type="float" office:value="31602" table:style-name="ce38">
            <text:p>31.602</text:p>
          </table:table-cell>
          <table:table-cell office:value-type="string" table:style-name="ce39">
            <text:p>-</text:p>
          </table:table-cell>
          <table:table-cell office:value-type="float" office:value="24221" table:style-name="ce38">
            <text:p>24.221</text:p>
          </table:table-cell>
          <table:table-cell office:value-type="string" table:style-name="ce39">
            <text:p>-</text:p>
          </table:table-cell>
          <table:table-cell office:value-type="float" office:value="1057" table:style-name="ce38">
            <text:p>1.057</text:p>
          </table:table-cell>
          <table:table-cell office:value-type="string" table:style-name="ce39">
            <text:p>-</text:p>
          </table:table-cell>
          <table:table-cell office:value-type="float" office:value="91846" table:style-name="ce38">
            <text:p>91.84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8" table:style-name="ce41">
            <text:p>168</text:p>
          </table:table-cell>
          <table:table-cell office:value-type="string" table:style-name="ce42">
            <text:p>-</text:p>
          </table:table-cell>
          <table:table-cell office:value-type="float" office:value="483" table:style-name="ce41">
            <text:p>483</text:p>
          </table:table-cell>
          <table:table-cell office:value-type="string" table:style-name="ce42">
            <text:p>-</text:p>
          </table:table-cell>
          <table:table-cell office:value-type="float" office:value="924" table:style-name="ce41">
            <text:p>924</text:p>
          </table:table-cell>
          <table:table-cell office:value-type="string" table:style-name="ce42">
            <text:p>-</text:p>
          </table:table-cell>
          <table:table-cell office:value-type="float" office:value="1030" table:style-name="ce41">
            <text:p>1.030</text:p>
          </table:table-cell>
          <table:table-cell office:value-type="string" table:style-name="ce42">
            <text:p>-</text:p>
          </table:table-cell>
          <table:table-cell office:value-type="float" office:value="945" table:style-name="ce41">
            <text:p>945</text:p>
          </table:table-cell>
          <table:table-cell office:value-type="string" table:style-name="ce42">
            <text:p>-</text:p>
          </table:table-cell>
          <table:table-cell office:value-type="float" office:value="144" table:style-name="ce41">
            <text:p>144</text:p>
          </table:table-cell>
          <table:table-cell office:value-type="string" table:style-name="ce42">
            <text:p>-</text:p>
          </table:table-cell>
          <table:table-cell office:value-type="float" office:value="3737" table:style-name="ce41">
            <text:p>3.737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9209" table:style-name="ce45">
            <text:p>2.929.209</text:p>
          </table:table-cell>
          <table:table-cell office:value-type="percentage" office:value="1" table:style-name="ce46">
            <text:p>100,0%</text:p>
          </table:table-cell>
          <table:table-cell office:value-type="float" office:value="3931964" table:style-name="ce45">
            <text:p>3.931.964</text:p>
          </table:table-cell>
          <table:table-cell office:value-type="percentage" office:value="0.99290891896430467" table:style-name="ce46">
            <text:p>99,3%</text:p>
          </table:table-cell>
          <table:table-cell office:value-type="float" office:value="5238906" table:style-name="ce45">
            <text:p>5.238.906</text:p>
          </table:table-cell>
          <table:table-cell office:value-type="percentage" office:value="0.98162258623125487" table:style-name="ce46">
            <text:p>98,2%</text:p>
          </table:table-cell>
          <table:table-cell office:value-type="float" office:value="6605931" table:style-name="ce45">
            <text:p>6.605.931</text:p>
          </table:table-cell>
          <table:table-cell office:value-type="percentage" office:value="0.93923554584430136" table:style-name="ce46">
            <text:p>93,9%</text:p>
          </table:table-cell>
          <table:table-cell office:value-type="float" office:value="6843375" table:style-name="ce45">
            <text:p>6.843.375</text:p>
          </table:table-cell>
          <table:table-cell office:value-type="percentage" office:value="0.86715700231774073" table:style-name="ce46">
            <text:p>86,7%</text:p>
          </table:table-cell>
          <table:table-cell office:value-type="float" office:value="4687291" table:style-name="ce45">
            <text:p>4.687.291</text:p>
          </table:table-cell>
          <table:table-cell office:value-type="percentage" office:value="0.75232549162550155" table:style-name="ce46">
            <text:p>75,2%</text:p>
          </table:table-cell>
          <table:table-cell office:value-type="float" office:value="3690961" table:style-name="ce45">
            <text:p>3.690.961</text:p>
          </table:table-cell>
          <table:table-cell office:value-type="percentage" office:value="0.74645697158943825" table:style-name="ce46">
            <text:p>74,6%</text:p>
          </table:table-cell>
          <table:table-cell office:value-type="float" office:value="2962250" table:style-name="ce45">
            <text:p>2.962.250</text:p>
          </table:table-cell>
          <table:table-cell office:value-type="percentage" office:value="0.76176117073993632" table:style-name="ce46">
            <text:p>76,2%</text:p>
          </table:table-cell>
          <table:table-cell office:value-type="float" office:value="36889887" table:style-name="ce45">
            <text:p>36.889.887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7583187366842696" table:style-name="ce46">
            <text:p>87,6%</text:p>
          </table:table-cell>
          <table:table-cell office:value-type="percentage" office:value="0.77743454034858639" table:style-name="ce46">
            <text:p>77,7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0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643" table:style-name="ce35">
            <text:p>426.643</text:p>
          </table:table-cell>
          <table:table-cell office:value-type="percentage" office:value="1" table:style-name="ce36">
            <text:p>100,0%</text:p>
          </table:table-cell>
          <table:table-cell office:value-type="float" office:value="646872" table:style-name="ce35">
            <text:p>646.872</text:p>
          </table:table-cell>
          <table:table-cell office:value-type="percentage" office:value="0.99460470093683551" table:style-name="ce36">
            <text:p>99,5%</text:p>
          </table:table-cell>
          <table:table-cell office:value-type="float" office:value="904257" table:style-name="ce35">
            <text:p>904.257</text:p>
          </table:table-cell>
          <table:table-cell office:value-type="percentage" office:value="0.98702173341177779" table:style-name="ce36">
            <text:p>98,7%</text:p>
          </table:table-cell>
          <table:table-cell office:value-type="float" office:value="1184060" table:style-name="ce35">
            <text:p>1.184.060</text:p>
          </table:table-cell>
          <table:table-cell office:value-type="percentage" office:value="0.93600027193224455" table:style-name="ce36">
            <text:p>93,6%</text:p>
          </table:table-cell>
          <table:table-cell office:value-type="float" office:value="1195303" table:style-name="ce35">
            <text:p>1.195.303</text:p>
          </table:table-cell>
          <table:table-cell office:value-type="percentage" office:value="0.86296362609864607" table:style-name="ce36">
            <text:p>86,3%</text:p>
          </table:table-cell>
          <table:table-cell office:value-type="float" office:value="838832" table:style-name="ce35">
            <text:p>838.832</text:p>
          </table:table-cell>
          <table:table-cell office:value-type="percentage" office:value="0.73567750700086032" table:style-name="ce36">
            <text:p>73,6%</text:p>
          </table:table-cell>
          <table:table-cell office:value-type="float" office:value="635436" table:style-name="ce35">
            <text:p>635.436</text:p>
          </table:table-cell>
          <table:table-cell office:value-type="percentage" office:value="0.68424158368078292" table:style-name="ce36">
            <text:p>68,4%</text:p>
          </table:table-cell>
          <table:table-cell office:value-type="float" office:value="386327" table:style-name="ce35">
            <text:p>386.327</text:p>
          </table:table-cell>
          <table:table-cell office:value-type="percentage" office:value="0.51311383743277728" table:style-name="ce36">
            <text:p>51,3%</text:p>
          </table:table-cell>
          <table:table-cell office:value-type="float" office:value="6217730" table:style-name="ce35">
            <text:p>6.217.73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3437343791411001" table:style-name="ce36">
            <text:p>83,4%</text:p>
          </table:table-cell>
          <table:table-cell office:value-type="percentage" office:value="0.73457326209703189" table:style-name="ce36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647" table:style-name="ce38">
            <text:p>99.647</text:p>
          </table:table-cell>
          <table:table-cell office:value-type="percentage" office:value="1" table:style-name="ce39">
            <text:p>100,0%</text:p>
          </table:table-cell>
          <table:table-cell office:value-type="float" office:value="118114" table:style-name="ce38">
            <text:p>118.114</text:p>
          </table:table-cell>
          <table:table-cell office:value-type="percentage" office:value="0.99293009961750245" table:style-name="ce39">
            <text:p>99,3%</text:p>
          </table:table-cell>
          <table:table-cell office:value-type="float" office:value="150841" table:style-name="ce38">
            <text:p>150.841</text:p>
          </table:table-cell>
          <table:table-cell office:value-type="percentage" office:value="0.96466006254516623" table:style-name="ce39">
            <text:p>96,5%</text:p>
          </table:table-cell>
          <table:table-cell office:value-type="float" office:value="181357" table:style-name="ce38">
            <text:p>181.357</text:p>
          </table:table-cell>
          <table:table-cell office:value-type="percentage" office:value="0.91471558411427067" table:style-name="ce39">
            <text:p>91,5%</text:p>
          </table:table-cell>
          <table:table-cell office:value-type="float" office:value="180075" table:style-name="ce38">
            <text:p>180.075</text:p>
          </table:table-cell>
          <table:table-cell office:value-type="percentage" office:value="0.83778024871710177" table:style-name="ce39">
            <text:p>83,8%</text:p>
          </table:table-cell>
          <table:table-cell office:value-type="float" office:value="112518" table:style-name="ce38">
            <text:p>112.518</text:p>
          </table:table-cell>
          <table:table-cell office:value-type="percentage" office:value="0.68489098279829075" table:style-name="ce39">
            <text:p>68,5%</text:p>
          </table:table-cell>
          <table:table-cell office:value-type="float" office:value="87925" table:style-name="ce38">
            <text:p>87.925</text:p>
          </table:table-cell>
          <table:table-cell office:value-type="percentage" office:value="0.67426630163879109" table:style-name="ce39">
            <text:p>67,4%</text:p>
          </table:table-cell>
          <table:table-cell office:value-type="float" office:value="49561" table:style-name="ce38">
            <text:p>49.561</text:p>
          </table:table-cell>
          <table:table-cell office:value-type="percentage" office:value="0.48066609122385051" table:style-name="ce39">
            <text:p>48,1%</text:p>
          </table:table-cell>
          <table:table-cell office:value-type="float" office:value="980038" table:style-name="ce38">
            <text:p>980.03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2694277609114242" table:style-name="ce39">
            <text:p>82,7%</text:p>
          </table:table-cell>
          <table:table-cell office:value-type="percentage" office:value="0.73720824046499489" table:style-name="ce39">
            <text:p>73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905" table:style-name="ce38">
            <text:p>87.905</text:p>
          </table:table-cell>
          <table:table-cell office:value-type="percentage" office:value="1" table:style-name="ce39">
            <text:p>100,0%</text:p>
          </table:table-cell>
          <table:table-cell office:value-type="float" office:value="113674" table:style-name="ce38">
            <text:p>113.674</text:p>
          </table:table-cell>
          <table:table-cell office:value-type="percentage" office:value="1" table:style-name="ce39">
            <text:p>100,0%</text:p>
          </table:table-cell>
          <table:table-cell office:value-type="float" office:value="145696" table:style-name="ce38">
            <text:p>145.696</text:p>
          </table:table-cell>
          <table:table-cell office:value-type="percentage" office:value="0.9735653382514099" table:style-name="ce39">
            <text:p>97,4%</text:p>
          </table:table-cell>
          <table:table-cell office:value-type="float" office:value="151145" table:style-name="ce38">
            <text:p>151.145</text:p>
          </table:table-cell>
          <table:table-cell office:value-type="percentage" office:value="0.9292938608626149" table:style-name="ce39">
            <text:p>92,9%</text:p>
          </table:table-cell>
          <table:table-cell office:value-type="float" office:value="147271" table:style-name="ce38">
            <text:p>147.271</text:p>
          </table:table-cell>
          <table:table-cell office:value-type="percentage" office:value="0.88189924128556285" table:style-name="ce39">
            <text:p>88,2%</text:p>
          </table:table-cell>
          <table:table-cell office:value-type="float" office:value="84502" table:style-name="ce38">
            <text:p>84.502</text:p>
          </table:table-cell>
          <table:table-cell office:value-type="percentage" office:value="0.73832469790565391" table:style-name="ce39">
            <text:p>73,8%</text:p>
          </table:table-cell>
          <table:table-cell office:value-type="float" office:value="57987" table:style-name="ce38">
            <text:p>57.987</text:p>
          </table:table-cell>
          <table:table-cell office:value-type="percentage" office:value="0.73298277104321774" table:style-name="ce39">
            <text:p>73,3%</text:p>
          </table:table-cell>
          <table:table-cell office:value-type="float" office:value="35407" table:style-name="ce38">
            <text:p>35.407</text:p>
          </table:table-cell>
          <table:table-cell office:value-type="percentage" office:value="0.55323437499999994" table:style-name="ce39">
            <text:p>55,3%</text:p>
          </table:table-cell>
          <table:table-cell office:value-type="float" office:value="823587" table:style-name="ce38">
            <text:p>823.587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8185372090109826" table:style-name="ce39">
            <text:p>88,2%</text:p>
          </table:table-cell>
          <table:table-cell office:value-type="percentage" office:value="0.80840197725916385" table:style-name="ce3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584" table:style-name="ce38">
            <text:p>50.584</text:p>
          </table:table-cell>
          <table:table-cell office:value-type="percentage" office:value="1" table:style-name="ce39">
            <text:p>100,0%</text:p>
          </table:table-cell>
          <table:table-cell office:value-type="float" office:value="78306" table:style-name="ce38">
            <text:p>78.306</text:p>
          </table:table-cell>
          <table:table-cell office:value-type="percentage" office:value="0.97255203934621692" table:style-name="ce39">
            <text:p>97,3%</text:p>
          </table:table-cell>
          <table:table-cell office:value-type="float" office:value="107000" table:style-name="ce38">
            <text:p>107.000</text:p>
          </table:table-cell>
          <table:table-cell office:value-type="percentage" office:value="0.91272786208426104" table:style-name="ce39">
            <text:p>91,3%</text:p>
          </table:table-cell>
          <table:table-cell office:value-type="float" office:value="144598" table:style-name="ce38">
            <text:p>144.598</text:p>
          </table:table-cell>
          <table:table-cell office:value-type="percentage" office:value="0.87213882036466284" table:style-name="ce39">
            <text:p>87,2%</text:p>
          </table:table-cell>
          <table:table-cell office:value-type="float" office:value="157600" table:style-name="ce38">
            <text:p>157.600</text:p>
          </table:table-cell>
          <table:table-cell office:value-type="percentage" office:value="0.76441029819762141" table:style-name="ce39">
            <text:p>76,4%</text:p>
          </table:table-cell>
          <table:table-cell office:value-type="float" office:value="111332" table:style-name="ce38">
            <text:p>111.332</text:p>
          </table:table-cell>
          <table:table-cell office:value-type="percentage" office:value="0.61108641121485063" table:style-name="ce39">
            <text:p>61,1%</text:p>
          </table:table-cell>
          <table:table-cell office:value-type="float" office:value="82370" table:style-name="ce38">
            <text:p>82.370</text:p>
          </table:table-cell>
          <table:table-cell office:value-type="percentage" office:value="0.5971350277652927" table:style-name="ce39">
            <text:p>59,7%</text:p>
          </table:table-cell>
          <table:table-cell office:value-type="float" office:value="59557" table:style-name="ce38">
            <text:p>59.557</text:p>
          </table:table-cell>
          <table:table-cell office:value-type="percentage" office:value="0.62376413908671968" table:style-name="ce39">
            <text:p>62,4%</text:p>
          </table:table-cell>
          <table:table-cell office:value-type="float" office:value="791347" table:style-name="ce38">
            <text:p>791.34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6468473726575492" table:style-name="ce39">
            <text:p>76,5%</text:p>
          </table:table-cell>
          <table:table-cell office:value-type="percentage" office:value="0.67547413966026004" table:style-name="ce39">
            <text:p>67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347" table:style-name="ce38">
            <text:p>91.347</text:p>
          </table:table-cell>
          <table:table-cell office:value-type="percentage" office:value="1" table:style-name="ce39">
            <text:p>100,0%</text:p>
          </table:table-cell>
          <table:table-cell office:value-type="float" office:value="149445" table:style-name="ce38">
            <text:p>149.445</text:p>
          </table:table-cell>
          <table:table-cell office:value-type="percentage" office:value="0.96708750994946002" table:style-name="ce39">
            <text:p>96,7%</text:p>
          </table:table-cell>
          <table:table-cell office:value-type="float" office:value="214917" table:style-name="ce38">
            <text:p>214.917</text:p>
          </table:table-cell>
          <table:table-cell office:value-type="percentage" office:value="0.91418253279567152" table:style-name="ce39">
            <text:p>91,4%</text:p>
          </table:table-cell>
          <table:table-cell office:value-type="float" office:value="314292" table:style-name="ce38">
            <text:p>314.292</text:p>
          </table:table-cell>
          <table:table-cell office:value-type="percentage" office:value="0.89666544939973525" table:style-name="ce39">
            <text:p>89,7%</text:p>
          </table:table-cell>
          <table:table-cell office:value-type="float" office:value="306504" table:style-name="ce38">
            <text:p>306.504</text:p>
          </table:table-cell>
          <table:table-cell office:value-type="percentage" office:value="0.79011352739196339" table:style-name="ce39">
            <text:p>79,0%</text:p>
          </table:table-cell>
          <table:table-cell office:value-type="float" office:value="209229" table:style-name="ce38">
            <text:p>209.229</text:p>
          </table:table-cell>
          <table:table-cell office:value-type="percentage" office:value="0.67290486083863454" table:style-name="ce39">
            <text:p>67,3%</text:p>
          </table:table-cell>
          <table:table-cell office:value-type="float" office:value="163039" table:style-name="ce38">
            <text:p>163.039</text:p>
          </table:table-cell>
          <table:table-cell office:value-type="percentage" office:value="0.64762778651667541" table:style-name="ce39">
            <text:p>64,8%</text:p>
          </table:table-cell>
          <table:table-cell office:value-type="float" office:value="111954" table:style-name="ce38">
            <text:p>111.954</text:p>
          </table:table-cell>
          <table:table-cell office:value-type="percentage" office:value="0.62266889881366205" table:style-name="ce39">
            <text:p>62,3%</text:p>
          </table:table-cell>
          <table:table-cell office:value-type="float" office:value="1560727" table:style-name="ce38">
            <text:p>1.560.72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9597495682827291" table:style-name="ce39">
            <text:p>79,6%</text:p>
          </table:table-cell>
          <table:table-cell office:value-type="percentage" office:value="0.71726168591954231" table:style-name="ce39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920" table:style-name="ce38">
            <text:p>41.920</text:p>
          </table:table-cell>
          <table:table-cell office:value-type="percentage" office:value="1" table:style-name="ce39">
            <text:p>100,0%</text:p>
          </table:table-cell>
          <table:table-cell office:value-type="float" office:value="55671" table:style-name="ce38">
            <text:p>55.671</text:p>
          </table:table-cell>
          <table:table-cell office:value-type="percentage" office:value="1" table:style-name="ce39">
            <text:p>100,0%</text:p>
          </table:table-cell>
          <table:table-cell office:value-type="float" office:value="75062" table:style-name="ce38">
            <text:p>75.062</text:p>
          </table:table-cell>
          <table:table-cell office:value-type="percentage" office:value="0.97048290128644388" table:style-name="ce39">
            <text:p>97,0%</text:p>
          </table:table-cell>
          <table:table-cell office:value-type="float" office:value="81918" table:style-name="ce38">
            <text:p>81.918</text:p>
          </table:table-cell>
          <table:table-cell office:value-type="percentage" office:value="0.91056422569027606" table:style-name="ce39">
            <text:p>91,1%</text:p>
          </table:table-cell>
          <table:table-cell office:value-type="float" office:value="83766" table:style-name="ce38">
            <text:p>83.766</text:p>
          </table:table-cell>
          <table:table-cell office:value-type="percentage" office:value="0.85677464226902189" table:style-name="ce39">
            <text:p>85,7%</text:p>
          </table:table-cell>
          <table:table-cell office:value-type="float" office:value="45537" table:style-name="ce38">
            <text:p>45.537</text:p>
          </table:table-cell>
          <table:table-cell office:value-type="percentage" office:value="0.64616236005278616" table:style-name="ce39">
            <text:p>64,6%</text:p>
          </table:table-cell>
          <table:table-cell office:value-type="float" office:value="28308" table:style-name="ce38">
            <text:p>28.308</text:p>
          </table:table-cell>
          <table:table-cell office:value-type="percentage" office:value="0.56049896049896053" table:style-name="ce39">
            <text:p>56,0%</text:p>
          </table:table-cell>
          <table:table-cell office:value-type="float" office:value="5912" table:style-name="ce38">
            <text:p>5.912</text:p>
          </table:table-cell>
          <table:table-cell office:value-type="percentage" office:value="0.13447671905920888" table:style-name="ce39">
            <text:p>13,4%</text:p>
          </table:table-cell>
          <table:table-cell office:value-type="float" office:value="418094" table:style-name="ce38">
            <text:p>418.09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9769597826480987" table:style-name="ce39">
            <text:p>79,8%</text:p>
          </table:table-cell>
          <table:table-cell office:value-type="percentage" office:value="0.71725924464535384" table:style-name="ce39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301" table:style-name="ce38">
            <text:p>226.301</text:p>
          </table:table-cell>
          <table:table-cell office:value-type="percentage" office:value="1" table:style-name="ce39">
            <text:p>100,0%</text:p>
          </table:table-cell>
          <table:table-cell office:value-type="float" office:value="248459" table:style-name="ce38">
            <text:p>248.459</text:p>
          </table:table-cell>
          <table:table-cell office:value-type="percentage" office:value="1" table:style-name="ce39">
            <text:p>100,0%</text:p>
          </table:table-cell>
          <table:table-cell office:value-type="float" office:value="311546" table:style-name="ce38">
            <text:p>311.546</text:p>
          </table:table-cell>
          <table:table-cell office:value-type="percentage" office:value="0.97793612179235656" table:style-name="ce39">
            <text:p>97,8%</text:p>
          </table:table-cell>
          <table:table-cell office:value-type="float" office:value="342757" table:style-name="ce38">
            <text:p>342.757</text:p>
          </table:table-cell>
          <table:table-cell office:value-type="percentage" office:value="0.89921164819308719" table:style-name="ce39">
            <text:p>89,9%</text:p>
          </table:table-cell>
          <table:table-cell office:value-type="float" office:value="307058" table:style-name="ce38">
            <text:p>307.058</text:p>
          </table:table-cell>
          <table:table-cell office:value-type="percentage" office:value="0.84517966997426408" table:style-name="ce39">
            <text:p>84,5%</text:p>
          </table:table-cell>
          <table:table-cell office:value-type="float" office:value="193343" table:style-name="ce38">
            <text:p>193.343</text:p>
          </table:table-cell>
          <table:table-cell office:value-type="percentage" office:value="0.72201372006438047" table:style-name="ce39">
            <text:p>72,2%</text:p>
          </table:table-cell>
          <table:table-cell office:value-type="float" office:value="141037" table:style-name="ce38">
            <text:p>141.037</text:p>
          </table:table-cell>
          <table:table-cell office:value-type="percentage" office:value="0.66840279423333937" table:style-name="ce39">
            <text:p>66,8%</text:p>
          </table:table-cell>
          <table:table-cell office:value-type="float" office:value="41456" table:style-name="ce38">
            <text:p>41.456</text:p>
          </table:table-cell>
          <table:table-cell office:value-type="percentage" office:value="0.25072879244233165" table:style-name="ce39">
            <text:p>25,1%</text:p>
          </table:table-cell>
          <table:table-cell office:value-type="float" office:value="1811957" table:style-name="ce38">
            <text:p>1.811.957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3260402168314074" table:style-name="ce39">
            <text:p>83,3%</text:p>
          </table:table-cell>
          <table:table-cell office:value-type="percentage" office:value="0.75658415027153325" table:style-name="ce39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82" table:style-name="ce38">
            <text:p>135.582</text:p>
          </table:table-cell>
          <table:table-cell office:value-type="percentage" office:value="1" table:style-name="ce39">
            <text:p>100,0%</text:p>
          </table:table-cell>
          <table:table-cell office:value-type="float" office:value="156504" table:style-name="ce38">
            <text:p>156.504</text:p>
          </table:table-cell>
          <table:table-cell office:value-type="percentage" office:value="0.98367703534232975" table:style-name="ce39">
            <text:p>98,4%</text:p>
          </table:table-cell>
          <table:table-cell office:value-type="float" office:value="212481" table:style-name="ce38">
            <text:p>212.481</text:p>
          </table:table-cell>
          <table:table-cell office:value-type="percentage" office:value="0.97270238596619729" table:style-name="ce39">
            <text:p>97,3%</text:p>
          </table:table-cell>
          <table:table-cell office:value-type="float" office:value="274270" table:style-name="ce38">
            <text:p>274.270</text:p>
          </table:table-cell>
          <table:table-cell office:value-type="percentage" office:value="0.89199877714828379" table:style-name="ce39">
            <text:p>89,2%</text:p>
          </table:table-cell>
          <table:table-cell office:value-type="float" office:value="270570" table:style-name="ce38">
            <text:p>270.570</text:p>
          </table:table-cell>
          <table:table-cell office:value-type="percentage" office:value="0.81840867500491521" table:style-name="ce39">
            <text:p>81,8%</text:p>
          </table:table-cell>
          <table:table-cell office:value-type="float" office:value="184562" table:style-name="ce38">
            <text:p>184.562</text:p>
          </table:table-cell>
          <table:table-cell office:value-type="percentage" office:value="0.69410043587651038" table:style-name="ce39">
            <text:p>69,4%</text:p>
          </table:table-cell>
          <table:table-cell office:value-type="float" office:value="144414" table:style-name="ce38">
            <text:p>144.414</text:p>
          </table:table-cell>
          <table:table-cell office:value-type="percentage" office:value="0.66217920206888015" table:style-name="ce39">
            <text:p>66,2%</text:p>
          </table:table-cell>
          <table:table-cell office:value-type="float" office:value="80986" table:style-name="ce38">
            <text:p>80.986</text:p>
          </table:table-cell>
          <table:table-cell office:value-type="percentage" office:value="0.46551169153656913" table:style-name="ce39">
            <text:p>46,6%</text:p>
          </table:table-cell>
          <table:table-cell office:value-type="float" office:value="1459369" table:style-name="ce38">
            <text:p>1.459.36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0682325805624111" table:style-name="ce39">
            <text:p>80,7%</text:p>
          </table:table-cell>
          <table:table-cell office:value-type="percentage" office:value="0.71355076052905775" table:style-name="ce39">
            <text:p>71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7630" table:style-name="ce38">
            <text:p>447.630</text:p>
          </table:table-cell>
          <table:table-cell office:value-type="percentage" office:value="1" table:style-name="ce39">
            <text:p>100,0%</text:p>
          </table:table-cell>
          <table:table-cell office:value-type="float" office:value="609905" table:style-name="ce38">
            <text:p>609.905</text:p>
          </table:table-cell>
          <table:table-cell office:value-type="percentage" office:value="0.96003884827764241" table:style-name="ce39">
            <text:p>96,0%</text:p>
          </table:table-cell>
          <table:table-cell office:value-type="float" office:value="770218" table:style-name="ce38">
            <text:p>770.218</text:p>
          </table:table-cell>
          <table:table-cell office:value-type="percentage" office:value="0.91957105197807021" table:style-name="ce39">
            <text:p>92,0%</text:p>
          </table:table-cell>
          <table:table-cell office:value-type="float" office:value="979472" table:style-name="ce38">
            <text:p>979.472</text:p>
          </table:table-cell>
          <table:table-cell office:value-type="percentage" office:value="0.89713312205755735" table:style-name="ce39">
            <text:p>89,7%</text:p>
          </table:table-cell>
          <table:table-cell office:value-type="float" office:value="1061942" table:style-name="ce38">
            <text:p>1.061.942</text:p>
          </table:table-cell>
          <table:table-cell office:value-type="percentage" office:value="0.80648412195131214" table:style-name="ce39">
            <text:p>80,6%</text:p>
          </table:table-cell>
          <table:table-cell office:value-type="float" office:value="667860" table:style-name="ce38">
            <text:p>667.860</text:p>
          </table:table-cell>
          <table:table-cell office:value-type="percentage" office:value="0.63931337900085383" table:style-name="ce39">
            <text:p>63,9%</text:p>
          </table:table-cell>
          <table:table-cell office:value-type="float" office:value="509073" table:style-name="ce38">
            <text:p>509.073</text:p>
          </table:table-cell>
          <table:table-cell office:value-type="percentage" office:value="0.60680863237318738" table:style-name="ce39">
            <text:p>60,7%</text:p>
          </table:table-cell>
          <table:table-cell office:value-type="float" office:value="346739" table:style-name="ce38">
            <text:p>346.739</text:p>
          </table:table-cell>
          <table:table-cell office:value-type="percentage" office:value="0.52843182975039849" table:style-name="ce39">
            <text:p>52,8%</text:p>
          </table:table-cell>
          <table:table-cell office:value-type="float" office:value="5392839" table:style-name="ce38">
            <text:p>5.392.839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8517127815082499" table:style-name="ce39">
            <text:p>78,5%</text:p>
          </table:table-cell>
          <table:table-cell office:value-type="percentage" office:value="0.69312429221902661" table:style-name="ce39">
            <text:p>69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333" table:style-name="ce38">
            <text:p>292.333</text:p>
          </table:table-cell>
          <table:table-cell office:value-type="percentage" office:value="1" table:style-name="ce39">
            <text:p>100,0%</text:p>
          </table:table-cell>
          <table:table-cell office:value-type="float" office:value="429948" table:style-name="ce38">
            <text:p>429.948</text:p>
          </table:table-cell>
          <table:table-cell office:value-type="percentage" office:value="0.98192581224221331" table:style-name="ce39">
            <text:p>98,2%</text:p>
          </table:table-cell>
          <table:table-cell office:value-type="float" office:value="547913" table:style-name="ce38">
            <text:p>547.913</text:p>
          </table:table-cell>
          <table:table-cell office:value-type="percentage" office:value="0.94349333939469082" table:style-name="ce39">
            <text:p>94,3%</text:p>
          </table:table-cell>
          <table:table-cell office:value-type="float" office:value="702452" table:style-name="ce38">
            <text:p>702.452</text:p>
          </table:table-cell>
          <table:table-cell office:value-type="percentage" office:value="0.93369700159769464" table:style-name="ce39">
            <text:p>93,4%</text:p>
          </table:table-cell>
          <table:table-cell office:value-type="float" office:value="726329" table:style-name="ce38">
            <text:p>726.329</text:p>
          </table:table-cell>
          <table:table-cell office:value-type="percentage" office:value="0.85291126695068509" table:style-name="ce39">
            <text:p>85,3%</text:p>
          </table:table-cell>
          <table:table-cell office:value-type="float" office:value="450750" table:style-name="ce38">
            <text:p>450.750</text:p>
          </table:table-cell>
          <table:table-cell office:value-type="percentage" office:value="0.69478804918313275" table:style-name="ce39">
            <text:p>69,5%</text:p>
          </table:table-cell>
          <table:table-cell office:value-type="float" office:value="345128" table:style-name="ce38">
            <text:p>345.128</text:p>
          </table:table-cell>
          <table:table-cell office:value-type="percentage" office:value="0.66868942855039271" table:style-name="ce39">
            <text:p>66,9%</text:p>
          </table:table-cell>
          <table:table-cell office:value-type="float" office:value="156387" table:style-name="ce38">
            <text:p>156.387</text:p>
          </table:table-cell>
          <table:table-cell office:value-type="percentage" office:value="0.36837592543300723" table:style-name="ce39">
            <text:p>36,8%</text:p>
          </table:table-cell>
          <table:table-cell office:value-type="float" office:value="3651240" table:style-name="ce38">
            <text:p>3.651.240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1347295363508942" table:style-name="ce39">
            <text:p>81,3%</text:p>
          </table:table-cell>
          <table:table-cell office:value-type="percentage" office:value="0.72196660980556426" table:style-name="ce3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130" table:style-name="ce38">
            <text:p>77.130</text:p>
          </table:table-cell>
          <table:table-cell office:value-type="percentage" office:value="1" table:style-name="ce39">
            <text:p>100,0%</text:p>
          </table:table-cell>
          <table:table-cell office:value-type="float" office:value="95113" table:style-name="ce38">
            <text:p>95.113</text:p>
          </table:table-cell>
          <table:table-cell office:value-type="percentage" office:value="1" table:style-name="ce39">
            <text:p>100,0%</text:p>
          </table:table-cell>
          <table:table-cell office:value-type="float" office:value="129918" table:style-name="ce38">
            <text:p>129.918</text:p>
          </table:table-cell>
          <table:table-cell office:value-type="percentage" office:value="1.0368803722355684" table:style-name="ce39">
            <text:p>103,7%</text:p>
          </table:table-cell>
          <table:table-cell office:value-type="float" office:value="159006" table:style-name="ce38">
            <text:p>159.006</text:p>
          </table:table-cell>
          <table:table-cell office:value-type="percentage" office:value="0.93966291603630858" table:style-name="ce39">
            <text:p>94,0%</text:p>
          </table:table-cell>
          <table:table-cell office:value-type="float" office:value="142486" table:style-name="ce38">
            <text:p>142.486</text:p>
          </table:table-cell>
          <table:table-cell office:value-type="percentage" office:value="0.89336275972763868" table:style-name="ce39">
            <text:p>89,3%</text:p>
          </table:table-cell>
          <table:table-cell office:value-type="float" office:value="105659" table:style-name="ce38">
            <text:p>105.659</text:p>
          </table:table-cell>
          <table:table-cell office:value-type="percentage" office:value="0.79157770136126282" table:style-name="ce39">
            <text:p>79,2%</text:p>
          </table:table-cell>
          <table:table-cell office:value-type="float" office:value="78057" table:style-name="ce38">
            <text:p>78.057</text:p>
          </table:table-cell>
          <table:table-cell office:value-type="percentage" office:value="0.68881927285563005" table:style-name="ce39">
            <text:p>68,9%</text:p>
          </table:table-cell>
          <table:table-cell office:value-type="float" office:value="31114" table:style-name="ce38">
            <text:p>31.114</text:p>
          </table:table-cell>
          <table:table-cell office:value-type="percentage" office:value="0.36712684365781711" table:style-name="ce39">
            <text:p>36,7%</text:p>
          </table:table-cell>
          <table:table-cell office:value-type="float" office:value="818483" table:style-name="ce38">
            <text:p>818.483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5845525189393745" table:style-name="ce39">
            <text:p>85,8%</text:p>
          </table:table-cell>
          <table:table-cell office:value-type="percentage" office:value="0.76926033870714583" table:style-name="ce39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998" table:style-name="ce38">
            <text:p>239.998</text:p>
          </table:table-cell>
          <table:table-cell office:value-type="percentage" office:value="1" table:style-name="ce39">
            <text:p>100,0%</text:p>
          </table:table-cell>
          <table:table-cell office:value-type="float" office:value="289301" table:style-name="ce38">
            <text:p>289.301</text:p>
          </table:table-cell>
          <table:table-cell office:value-type="percentage" office:value="0.9984090391424687" table:style-name="ce39">
            <text:p>99,8%</text:p>
          </table:table-cell>
          <table:table-cell office:value-type="float" office:value="340628" table:style-name="ce38">
            <text:p>340.628</text:p>
          </table:table-cell>
          <table:table-cell office:value-type="percentage" office:value="0.98184344256860956" table:style-name="ce39">
            <text:p>98,2%</text:p>
          </table:table-cell>
          <table:table-cell office:value-type="float" office:value="385170" table:style-name="ce38">
            <text:p>385.170</text:p>
          </table:table-cell>
          <table:table-cell office:value-type="percentage" office:value="0.94895402437612253" table:style-name="ce39">
            <text:p>94,9%</text:p>
          </table:table-cell>
          <table:table-cell office:value-type="float" office:value="397334" table:style-name="ce38">
            <text:p>397.334</text:p>
          </table:table-cell>
          <table:table-cell office:value-type="percentage" office:value="0.89646925574374858" table:style-name="ce39">
            <text:p>89,6%</text:p>
          </table:table-cell>
          <table:table-cell office:value-type="float" office:value="243323" table:style-name="ce38">
            <text:p>243.323</text:p>
          </table:table-cell>
          <table:table-cell office:value-type="percentage" office:value="0.75237161727601054" table:style-name="ce39">
            <text:p>75,2%</text:p>
          </table:table-cell>
          <table:table-cell office:value-type="float" office:value="165890" table:style-name="ce38">
            <text:p>165.890</text:p>
          </table:table-cell>
          <table:table-cell office:value-type="percentage" office:value="0.71819760066845328" table:style-name="ce39">
            <text:p>71,8%</text:p>
          </table:table-cell>
          <table:table-cell office:value-type="float" office:value="45452" table:style-name="ce38">
            <text:p>45.452</text:p>
          </table:table-cell>
          <table:table-cell office:value-type="percentage" office:value="0.25250129161643714" table:style-name="ce39">
            <text:p>25,3%</text:p>
          </table:table-cell>
          <table:table-cell office:value-type="float" office:value="2107096" table:style-name="ce38">
            <text:p>2.107.09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5846346522322092" table:style-name="ce39">
            <text:p>85,8%</text:p>
          </table:table-cell>
          <table:table-cell office:value-type="percentage" office:value="0.77988051753281773" table:style-name="ce39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16" table:style-name="ce38">
            <text:p>23.116</text:p>
          </table:table-cell>
          <table:table-cell office:value-type="percentage" office:value="1" table:style-name="ce39">
            <text:p>100,0%</text:p>
          </table:table-cell>
          <table:table-cell office:value-type="float" office:value="28488" table:style-name="ce38">
            <text:p>28.488</text:p>
          </table:table-cell>
          <table:table-cell office:value-type="percentage" office:value="1" table:style-name="ce39">
            <text:p>100,0%</text:p>
          </table:table-cell>
          <table:table-cell office:value-type="float" office:value="36999" table:style-name="ce38">
            <text:p>36.999</text:p>
          </table:table-cell>
          <table:table-cell office:value-type="percentage" office:value="0.98093748342966225" table:style-name="ce39">
            <text:p>98,1%</text:p>
          </table:table-cell>
          <table:table-cell office:value-type="float" office:value="44049" table:style-name="ce38">
            <text:p>44.049</text:p>
          </table:table-cell>
          <table:table-cell office:value-type="percentage" office:value="0.92415659617321244" table:style-name="ce39">
            <text:p>92,4%</text:p>
          </table:table-cell>
          <table:table-cell office:value-type="float" office:value="45240" table:style-name="ce38">
            <text:p>45.240</text:p>
          </table:table-cell>
          <table:table-cell office:value-type="percentage" office:value="0.85443934500538277" table:style-name="ce39">
            <text:p>85,4%</text:p>
          </table:table-cell>
          <table:table-cell office:value-type="float" office:value="27317" table:style-name="ce38">
            <text:p>27.317</text:p>
          </table:table-cell>
          <table:table-cell office:value-type="percentage" office:value="0.69475317276634707" table:style-name="ce39">
            <text:p>69,5%</text:p>
          </table:table-cell>
          <table:table-cell office:value-type="float" office:value="18537" table:style-name="ce38">
            <text:p>18.537</text:p>
          </table:table-cell>
          <table:table-cell office:value-type="percentage" office:value="0.60860857574364702" table:style-name="ce39">
            <text:p>60,9%</text:p>
          </table:table-cell>
          <table:table-cell office:value-type="float" office:value="9154" table:style-name="ce38">
            <text:p>9.154</text:p>
          </table:table-cell>
          <table:table-cell office:value-type="percentage" office:value="0.35853047156509477" table:style-name="ce39">
            <text:p>35,9%</text:p>
          </table:table-cell>
          <table:table-cell office:value-type="float" office:value="232900" table:style-name="ce38">
            <text:p>232.90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2015705884424406" table:style-name="ce39">
            <text:p>82,0%</text:p>
          </table:table-cell>
          <table:table-cell office:value-type="percentage" office:value="0.72800815219090131" table:style-name="ce39">
            <text:p>72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775" table:style-name="ce38">
            <text:p>369.775</text:p>
          </table:table-cell>
          <table:table-cell office:value-type="percentage" office:value="1" table:style-name="ce39">
            <text:p>100,0%</text:p>
          </table:table-cell>
          <table:table-cell office:value-type="float" office:value="506788" table:style-name="ce38">
            <text:p>506.788</text:p>
          </table:table-cell>
          <table:table-cell office:value-type="percentage" office:value="0.96332694014800002" table:style-name="ce39">
            <text:p>96,3%</text:p>
          </table:table-cell>
          <table:table-cell office:value-type="float" office:value="671932" table:style-name="ce38">
            <text:p>671.932</text:p>
          </table:table-cell>
          <table:table-cell office:value-type="percentage" office:value="0.9553675907086786" table:style-name="ce39">
            <text:p>95,5%</text:p>
          </table:table-cell>
          <table:table-cell office:value-type="float" office:value="916454" table:style-name="ce38">
            <text:p>916.454</text:p>
          </table:table-cell>
          <table:table-cell office:value-type="percentage" office:value="0.94209499960422827" table:style-name="ce39">
            <text:p>94,2%</text:p>
          </table:table-cell>
          <table:table-cell office:value-type="float" office:value="972148" table:style-name="ce38">
            <text:p>972.148</text:p>
          </table:table-cell>
          <table:table-cell office:value-type="percentage" office:value="0.83376687756385026" table:style-name="ce39">
            <text:p>83,4%</text:p>
          </table:table-cell>
          <table:table-cell office:value-type="float" office:value="643539" table:style-name="ce38">
            <text:p>643.539</text:p>
          </table:table-cell>
          <table:table-cell office:value-type="percentage" office:value="0.67766627353523445" table:style-name="ce39">
            <text:p>67,8%</text:p>
          </table:table-cell>
          <table:table-cell office:value-type="float" office:value="465110" table:style-name="ce38">
            <text:p>465.110</text:p>
          </table:table-cell>
          <table:table-cell office:value-type="percentage" office:value="0.62643186639280779" table:style-name="ce39">
            <text:p>62,6%</text:p>
          </table:table-cell>
          <table:table-cell office:value-type="float" office:value="210184" table:style-name="ce38">
            <text:p>210.184</text:p>
          </table:table-cell>
          <table:table-cell office:value-type="percentage" office:value="0.37970741154239424" table:style-name="ce39">
            <text:p>38,0%</text:p>
          </table:table-cell>
          <table:table-cell office:value-type="float" office:value="4755930" table:style-name="ce38">
            <text:p>4.755.93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955804820291682" table:style-name="ce39">
            <text:p>79,6%</text:p>
          </table:table-cell>
          <table:table-cell office:value-type="percentage" office:value="0.70147618957717295" table:style-name="ce39">
            <text:p>70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607" table:style-name="ce38">
            <text:p>72.607</text:p>
          </table:table-cell>
          <table:table-cell office:value-type="percentage" office:value="1" table:style-name="ce39">
            <text:p>100,0%</text:p>
          </table:table-cell>
          <table:table-cell office:value-type="float" office:value="100276" table:style-name="ce38">
            <text:p>100.276</text:p>
          </table:table-cell>
          <table:table-cell office:value-type="percentage" office:value="0.97450898453823653" table:style-name="ce39">
            <text:p>97,5%</text:p>
          </table:table-cell>
          <table:table-cell office:value-type="float" office:value="141196" table:style-name="ce38">
            <text:p>141.196</text:p>
          </table:table-cell>
          <table:table-cell office:value-type="percentage" office:value="0.96111198088612682" table:style-name="ce39">
            <text:p>96,1%</text:p>
          </table:table-cell>
          <table:table-cell office:value-type="float" office:value="201342" table:style-name="ce38">
            <text:p>201.342</text:p>
          </table:table-cell>
          <table:table-cell office:value-type="percentage" office:value="0.94413287316652283" table:style-name="ce39">
            <text:p>94,4%</text:p>
          </table:table-cell>
          <table:table-cell office:value-type="float" office:value="219129" table:style-name="ce38">
            <text:p>219.129</text:p>
          </table:table-cell>
          <table:table-cell office:value-type="percentage" office:value="0.86217967634178871" table:style-name="ce39">
            <text:p>86,2%</text:p>
          </table:table-cell>
          <table:table-cell office:value-type="float" office:value="147842" table:style-name="ce38">
            <text:p>147.842</text:p>
          </table:table-cell>
          <table:table-cell office:value-type="percentage" office:value="0.70736783682530868" table:style-name="ce39">
            <text:p>70,7%</text:p>
          </table:table-cell>
          <table:table-cell office:value-type="float" office:value="117293" table:style-name="ce38">
            <text:p>117.293</text:p>
          </table:table-cell>
          <table:table-cell office:value-type="percentage" office:value="0.68095420556407038" table:style-name="ce39">
            <text:p>68,1%</text:p>
          </table:table-cell>
          <table:table-cell office:value-type="float" office:value="83163" table:style-name="ce38">
            <text:p>83.163</text:p>
          </table:table-cell>
          <table:table-cell office:value-type="percentage" office:value="0.58609243519810561" table:style-name="ce39">
            <text:p>58,6%</text:p>
          </table:table-cell>
          <table:table-cell office:value-type="float" office:value="1082848" table:style-name="ce38">
            <text:p>1.082.84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265150896432969" table:style-name="ce39">
            <text:p>82,7%</text:p>
          </table:table-cell>
          <table:table-cell office:value-type="percentage" office:value="0.71652425705590927" table:style-name="ce39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047" table:style-name="ce38">
            <text:p>42.047</text:p>
          </table:table-cell>
          <table:table-cell office:value-type="percentage" office:value="1" table:style-name="ce39">
            <text:p>100,0%</text:p>
          </table:table-cell>
          <table:table-cell office:value-type="float" office:value="55634" table:style-name="ce38">
            <text:p>55.634</text:p>
          </table:table-cell>
          <table:table-cell office:value-type="percentage" office:value="0.99716805276742182" table:style-name="ce39">
            <text:p>99,7%</text:p>
          </table:table-cell>
          <table:table-cell office:value-type="float" office:value="70774" table:style-name="ce38">
            <text:p>70.774</text:p>
          </table:table-cell>
          <table:table-cell office:value-type="percentage" office:value="0.95842587075456365" table:style-name="ce39">
            <text:p>95,8%</text:p>
          </table:table-cell>
          <table:table-cell office:value-type="float" office:value="89963" table:style-name="ce38">
            <text:p>89.963</text:p>
          </table:table-cell>
          <table:table-cell office:value-type="percentage" office:value="0.93038864872691174" table:style-name="ce39">
            <text:p>93,0%</text:p>
          </table:table-cell>
          <table:table-cell office:value-type="float" office:value="91579" table:style-name="ce38">
            <text:p>91.579</text:p>
          </table:table-cell>
          <table:table-cell office:value-type="percentage" office:value="0.8479380011481269" table:style-name="ce39">
            <text:p>84,8%</text:p>
          </table:table-cell>
          <table:table-cell office:value-type="float" office:value="58180" table:style-name="ce38">
            <text:p>58.180</text:p>
          </table:table-cell>
          <table:table-cell office:value-type="percentage" office:value="0.71526044676116596" table:style-name="ce39">
            <text:p>71,5%</text:p>
          </table:table-cell>
          <table:table-cell office:value-type="float" office:value="46958" table:style-name="ce38">
            <text:p>46.958</text:p>
          </table:table-cell>
          <table:table-cell office:value-type="percentage" office:value="0.68927150762546419" table:style-name="ce39">
            <text:p>68,9%</text:p>
          </table:table-cell>
          <table:table-cell office:value-type="float" office:value="29910" table:style-name="ce38">
            <text:p>29.910</text:p>
          </table:table-cell>
          <table:table-cell office:value-type="percentage" office:value="0.53043200680995961" table:style-name="ce39">
            <text:p>53,0%</text:p>
          </table:table-cell>
          <table:table-cell office:value-type="float" office:value="485045" table:style-name="ce38">
            <text:p>485.045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3433673802880859" table:style-name="ce39">
            <text:p>83,4%</text:p>
          </table:table-cell>
          <table:table-cell office:value-type="percentage" office:value="0.73358620804389618" table:style-name="ce39">
            <text:p>73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633" table:style-name="ce38">
            <text:p>161.633</text:p>
          </table:table-cell>
          <table:table-cell office:value-type="percentage" office:value="1.0233175055397277" table:style-name="ce39">
            <text:p>102,3%</text:p>
          </table:table-cell>
          <table:table-cell office:value-type="float" office:value="211786" table:style-name="ce38">
            <text:p>211.786</text:p>
          </table:table-cell>
          <table:table-cell office:value-type="percentage" office:value="0.99392249895579621" table:style-name="ce39">
            <text:p>99,4%</text:p>
          </table:table-cell>
          <table:table-cell office:value-type="float" office:value="272309" table:style-name="ce38">
            <text:p>272.309</text:p>
          </table:table-cell>
          <table:table-cell office:value-type="percentage" office:value="0.97211899228542153" table:style-name="ce39">
            <text:p>97,2%</text:p>
          </table:table-cell>
          <table:table-cell office:value-type="float" office:value="317338" table:style-name="ce38">
            <text:p>317.338</text:p>
          </table:table-cell>
          <table:table-cell office:value-type="percentage" office:value="0.93341020127832175" table:style-name="ce39">
            <text:p>93,3%</text:p>
          </table:table-cell>
          <table:table-cell office:value-type="float" office:value="309763" table:style-name="ce38">
            <text:p>309.763</text:p>
          </table:table-cell>
          <table:table-cell office:value-type="percentage" office:value="0.85538462388128123" table:style-name="ce39">
            <text:p>85,5%</text:p>
          </table:table-cell>
          <table:table-cell office:value-type="float" office:value="175746" table:style-name="ce38">
            <text:p>175.746</text:p>
          </table:table-cell>
          <table:table-cell office:value-type="percentage" office:value="0.67453740841243093" table:style-name="ce39">
            <text:p>67,5%</text:p>
          </table:table-cell>
          <table:table-cell office:value-type="float" office:value="115732" table:style-name="ce38">
            <text:p>115.732</text:p>
          </table:table-cell>
          <table:table-cell office:value-type="percentage" office:value="0.57425546061706711" table:style-name="ce39">
            <text:p>57,4%</text:p>
          </table:table-cell>
          <table:table-cell office:value-type="float" office:value="70780" table:style-name="ce38">
            <text:p>70.780</text:p>
          </table:table-cell>
          <table:table-cell office:value-type="percentage" office:value="0.41979526232755654" table:style-name="ce39">
            <text:p>42,0%</text:p>
          </table:table-cell>
          <table:table-cell office:value-type="float" office:value="1635087" table:style-name="ce38">
            <text:p>1.635.087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2416027073358455" table:style-name="ce39">
            <text:p>82,4%</text:p>
          </table:table-cell>
          <table:table-cell office:value-type="percentage" office:value="0.7363585023940511" table:style-name="ce39">
            <text:p>73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6" table:style-name="ce38">
            <text:p>2.356</text:p>
          </table:table-cell>
          <table:table-cell office:value-type="percentage" office:value="0.90441458733205371" table:style-name="ce39">
            <text:p>90,4%</text:p>
          </table:table-cell>
          <table:table-cell office:value-type="float" office:value="3834" table:style-name="ce38">
            <text:p>3.834</text:p>
          </table:table-cell>
          <table:table-cell office:value-type="percentage" office:value="0.88791106993978697" table:style-name="ce39">
            <text:p>88,8%</text:p>
          </table:table-cell>
          <table:table-cell office:value-type="float" office:value="7335" table:style-name="ce38">
            <text:p>7.335</text:p>
          </table:table-cell>
          <table:table-cell office:value-type="percentage" office:value="0.93356242840778925" table:style-name="ce39">
            <text:p>93,4%</text:p>
          </table:table-cell>
          <table:table-cell office:value-type="float" office:value="10089" table:style-name="ce38">
            <text:p>10.089</text:p>
          </table:table-cell>
          <table:table-cell office:value-type="percentage" office:value="0.87305295950155759" table:style-name="ce39">
            <text:p>87,3%</text:p>
          </table:table-cell>
          <table:table-cell office:value-type="float" office:value="10266" table:style-name="ce38">
            <text:p>10.266</text:p>
          </table:table-cell>
          <table:table-cell office:value-type="percentage" office:value="0.81205505457997151" table:style-name="ce39">
            <text:p>81,2%</text:p>
          </table:table-cell>
          <table:table-cell office:value-type="float" office:value="7913" table:style-name="ce38">
            <text:p>7.913</text:p>
          </table:table-cell>
          <table:table-cell office:value-type="percentage" office:value="0.66529342525643187" table:style-name="ce39">
            <text:p>66,5%</text:p>
          </table:table-cell>
          <table:table-cell office:value-type="float" office:value="7142" table:style-name="ce38">
            <text:p>7.142</text:p>
          </table:table-cell>
          <table:table-cell office:value-type="percentage" office:value="0.65122640649220387" table:style-name="ce39">
            <text:p>65,1%</text:p>
          </table:table-cell>
          <table:table-cell office:value-type="float" office:value="4887" table:style-name="ce38">
            <text:p>4.887</text:p>
          </table:table-cell>
          <table:table-cell office:value-type="percentage" office:value="0.53550295857988162" table:style-name="ce39">
            <text:p>53,6%</text:p>
          </table:table-cell>
          <table:table-cell office:value-type="float" office:value="53822" table:style-name="ce38">
            <text:p>53.82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5843021207637573" table:style-name="ce39">
            <text:p>75,8%</text:p>
          </table:table-cell>
          <table:table-cell office:value-type="percentage" office:value="0.63920096909812119" table:style-name="ce39">
            <text:p>63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8" table:style-name="ce38">
            <text:p>1.948</text:p>
          </table:table-cell>
          <table:table-cell office:value-type="percentage" office:value="0.82928905917411666" table:style-name="ce39">
            <text:p>82,9%</text:p>
          </table:table-cell>
          <table:table-cell office:value-type="float" office:value="3210" table:style-name="ce38">
            <text:p>3.210</text:p>
          </table:table-cell>
          <table:table-cell office:value-type="percentage" office:value="0.85645677694770539" table:style-name="ce39">
            <text:p>85,6%</text:p>
          </table:table-cell>
          <table:table-cell office:value-type="float" office:value="6897" table:style-name="ce38">
            <text:p>6.897</text:p>
          </table:table-cell>
          <table:table-cell office:value-type="percentage" office:value="0.88118052893829057" table:style-name="ce39">
            <text:p>88,1%</text:p>
          </table:table-cell>
          <table:table-cell office:value-type="float" office:value="9288" table:style-name="ce38">
            <text:p>9.288</text:p>
          </table:table-cell>
          <table:table-cell office:value-type="percentage" office:value="0.82201964775643865" table:style-name="ce39">
            <text:p>82,2%</text:p>
          </table:table-cell>
          <table:table-cell office:value-type="float" office:value="9503" table:style-name="ce38">
            <text:p>9.503</text:p>
          </table:table-cell>
          <table:table-cell office:value-type="percentage" office:value="0.79178470254957511" table:style-name="ce39">
            <text:p>79,2%</text:p>
          </table:table-cell>
          <table:table-cell office:value-type="float" office:value="7700" table:style-name="ce38">
            <text:p>7.700</text:p>
          </table:table-cell>
          <table:table-cell office:value-type="percentage" office:value="0.63463281958295559" table:style-name="ce39">
            <text:p>63,5%</text:p>
          </table:table-cell>
          <table:table-cell office:value-type="float" office:value="7083" table:style-name="ce38">
            <text:p>7.083</text:p>
          </table:table-cell>
          <table:table-cell office:value-type="percentage" office:value="0.59049604001667366" table:style-name="ce39">
            <text:p>59,0%</text:p>
          </table:table-cell>
          <table:table-cell office:value-type="float" office:value="5343" table:style-name="ce38">
            <text:p>5.343</text:p>
          </table:table-cell>
          <table:table-cell office:value-type="percentage" office:value="0.55807395028201379" table:style-name="ce39">
            <text:p>55,8%</text:p>
          </table:table-cell>
          <table:table-cell office:value-type="float" office:value="50972" table:style-name="ce38">
            <text:p>50.97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1865439113454677" table:style-name="ce39">
            <text:p>71,9%</text:p>
          </table:table-cell>
          <table:table-cell office:value-type="percentage" office:value="0.58537369654095273" table:style-name="ce39">
            <text:p>58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404" table:style-name="ce38">
            <text:p>3.404</text:p>
          </table:table-cell>
          <table:table-cell office:value-type="string" table:style-name="ce39">
            <text:p>-</text:p>
          </table:table-cell>
          <table:table-cell office:value-type="float" office:value="9048" table:style-name="ce38">
            <text:p>9.048</text:p>
          </table:table-cell>
          <table:table-cell office:value-type="string" table:style-name="ce39">
            <text:p>-</text:p>
          </table:table-cell>
          <table:table-cell office:value-type="float" office:value="20776" table:style-name="ce38">
            <text:p>20.776</text:p>
          </table:table-cell>
          <table:table-cell office:value-type="string" table:style-name="ce39">
            <text:p>-</text:p>
          </table:table-cell>
          <table:table-cell office:value-type="float" office:value="29679" table:style-name="ce38">
            <text:p>29.679</text:p>
          </table:table-cell>
          <table:table-cell office:value-type="string" table:style-name="ce39">
            <text:p>-</text:p>
          </table:table-cell>
          <table:table-cell office:value-type="float" office:value="22206" table:style-name="ce38">
            <text:p>22.206</text:p>
          </table:table-cell>
          <table:table-cell office:value-type="string" table:style-name="ce39">
            <text:p>-</text:p>
          </table:table-cell>
          <table:table-cell office:value-type="float" office:value="850" table:style-name="ce38">
            <text:p>850</text:p>
          </table:table-cell>
          <table:table-cell office:value-type="string" table:style-name="ce39">
            <text:p>-</text:p>
          </table:table-cell>
          <table:table-cell office:value-type="float" office:value="86005" table:style-name="ce38">
            <text:p>86.00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8" table:style-name="ce41">
            <text:p>18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54" table:style-name="ce41">
            <text:p>154</text:p>
          </table:table-cell>
          <table:table-cell office:value-type="string" table:style-name="ce42">
            <text:p>-</text:p>
          </table:table-cell>
          <table:table-cell office:value-type="float" office:value="469" table:style-name="ce41">
            <text:p>469</text:p>
          </table:table-cell>
          <table:table-cell office:value-type="string" table:style-name="ce42">
            <text:p>-</text:p>
          </table:table-cell>
          <table:table-cell office:value-type="float" office:value="873" table:style-name="ce41">
            <text:p>873</text:p>
          </table:table-cell>
          <table:table-cell office:value-type="string" table:style-name="ce42">
            <text:p>-</text:p>
          </table:table-cell>
          <table:table-cell office:value-type="float" office:value="950" table:style-name="ce41">
            <text:p>950</text:p>
          </table:table-cell>
          <table:table-cell office:value-type="string" table:style-name="ce42">
            <text:p>-</text:p>
          </table:table-cell>
          <table:table-cell office:value-type="float" office:value="859" table:style-name="ce41">
            <text:p>859</text:p>
          </table:table-cell>
          <table:table-cell office:value-type="string" table:style-name="ce42">
            <text:p>-</text:p>
          </table:table-cell>
          <table:table-cell office:value-type="float" office:value="85" table:style-name="ce41">
            <text:p>85</text:p>
          </table:table-cell>
          <table:table-cell office:value-type="string" table:style-name="ce42">
            <text:p>-</text:p>
          </table:table-cell>
          <table:table-cell office:value-type="float" office:value="3428" table:style-name="ce41">
            <text:p>3.42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0544" table:style-name="ce45">
            <text:p>2.890.544</text:p>
          </table:table-cell>
          <table:table-cell office:value-type="percentage" office:value="1" table:style-name="ce46">
            <text:p>100,0%</text:p>
          </table:table-cell>
          <table:table-cell office:value-type="float" office:value="3901366" table:style-name="ce45">
            <text:p>3.901.366</text:p>
          </table:table-cell>
          <table:table-cell office:value-type="percentage" office:value="0.98518223909071745" table:style-name="ce46">
            <text:p>98,5%</text:p>
          </table:table-cell>
          <table:table-cell office:value-type="float" office:value="5121477" table:style-name="ce45">
            <text:p>5.121.477</text:p>
          </table:table-cell>
          <table:table-cell office:value-type="percentage" office:value="0.95961971794567191" table:style-name="ce46">
            <text:p>96,0%</text:p>
          </table:table-cell>
          <table:table-cell office:value-type="float" office:value="6498537" table:style-name="ce45">
            <text:p>6.498.537</text:p>
          </table:table-cell>
          <table:table-cell office:value-type="percentage" office:value="0.92396619740417951" table:style-name="ce46">
            <text:p>92,4%</text:p>
          </table:table-cell>
          <table:table-cell office:value-type="float" office:value="6655515" table:style-name="ce45">
            <text:p>6.655.515</text:p>
          </table:table-cell>
          <table:table-cell office:value-type="percentage" office:value="0.84335235702862377" table:style-name="ce46">
            <text:p>84,3%</text:p>
          </table:table-cell>
          <table:table-cell office:value-type="float" office:value="4346313" table:style-name="ce45">
            <text:p>4.346.313</text:p>
          </table:table-cell>
          <table:table-cell office:value-type="percentage" office:value="0.69759741063298797" table:style-name="ce46">
            <text:p>69,8%</text:p>
          </table:table-cell>
          <table:table-cell office:value-type="float" office:value="3239584" table:style-name="ce45">
            <text:p>3.239.584</text:p>
          </table:table-cell>
          <table:table-cell office:value-type="percentage" office:value="0.6551708516696868" table:style-name="ce46">
            <text:p>65,5%</text:p>
          </table:table-cell>
          <table:table-cell office:value-type="float" office:value="1765208" table:style-name="ce45">
            <text:p>1.765.208</text:p>
          </table:table-cell>
          <table:table-cell office:value-type="percentage" office:value="0.45393431097290959" table:style-name="ce46">
            <text:p>45,4%</text:p>
          </table:table-cell>
          <table:table-cell office:value-type="float" office:value="34418544" table:style-name="ce45">
            <text:p>34.418.544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1715777227669995" table:style-name="ce46">
            <text:p>81,7%</text:p>
          </table:table-cell>
          <table:table-cell office:value-type="percentage" office:value="0.725352314961214" table:style-name="ce46">
            <text:p>72,5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9-07T15:40:16Z</meta:creation-date>
    <dc:date>2021-09-07T15:40:37Z</dc:date>
  </office:meta>
</office:document-meta>
</file>